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-Bold" svg:font-family="LiberationSerif-Bold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272.1pt"/>
    </style:style>
    <style:style style:name="co5" style:family="table-column">
      <style:table-column-properties fo:break-before="auto" style:column-width="221.9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304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0.95pt"/>
    </style:style>
    <style:style style:name="co10" style:family="table-column">
      <style:table-column-properties fo:break-before="auto" style:column-width="298.94pt"/>
    </style:style>
    <style:style style:name="co11" style:family="table-column">
      <style:table-column-properties fo:break-before="auto" style:column-width="504.26pt"/>
    </style:style>
    <style:style style:name="co12" style:family="table-column">
      <style:table-column-properties fo:break-before="auto" style:column-width="398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35.09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55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35.8pt" fo:break-before="auto" style:use-optimal-row-height="true"/>
    </style:style>
    <style:style style:name="ro9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8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90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pt"/>
    </style:style>
    <style:style style:name="ce91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94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ffff6d" fo:border-left="none" fo:border-right="none" fo:border-top="0.06pt solid 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#ffff6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06pt solid #000000" fo:background-color="#ffff6d" fo:border-left="none" fo:border-right="none" fo:border-top="0.06pt solid #000000" style:vertical-align="middle"/>
    </style:style>
    <style:style style:name="ce110" style:family="table-cell" style:parent-style-name="Default">
      <style:table-cell-properties fo:border-bottom="0.06pt solid #000000" fo:background-color="#ffff6d" fo:border-left="none" fo:border-right="none" fo:border-top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6d" fo:border="none"/>
    </style:style>
    <style:style style:name="ce112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none" fo:border-top="0.99pt solid #000000"/>
    </style:style>
    <style:style style:name="ce114" style:family="table-cell" style:parent-style-name="Default">
      <style:table-cell-properties fo:border-bottom="0.99pt solid #000000" fo:border-left="none" fo:border-right="none" fo:border-top="none"/>
    </style:style>
    <style:style style:name="ce115" style:family="table-cell" style:parent-style-name="Default">
      <style:table-cell-properties fo:background-color="#ffff6d" fo:border="0.06pt solid #000000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1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19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999999"/>
    </style:style>
    <style:style style:name="ce33" style:family="table-cell" style:parent-style-name="Default">
      <style:text-properties fo:color="#000000"/>
    </style:style>
    <style:style style:name="ce122" style:family="table-cell" style:parent-style-name="Default">
      <style:table-cell-properties fo:background-color="#ffff6d"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4" style:family="table-cell" style:parent-style-name="Default">
      <style:table-cell-properties style:vertical-align="middle"/>
    </style:style>
    <style:style style:name="ce126" style:family="table-cell" style:parent-style-name="Default">
      <style:table-cell-properties fo:background-color="#ffff6d" style:vertical-align="middle"/>
    </style:style>
    <style:style style:name="ce127" style:family="table-cell" style:parent-style-name="Default">
      <style:table-cell-properties fo:border-bottom="0.06pt solid #000000" fo:background-color="#ffff6d" fo:wrap-option="wrap" fo:border-left="none" fo:border-right="none" fo:border-top="0.06pt solid #000000"/>
    </style:style>
    <style:style style:name="ce128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29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130" style:family="table-cell" style:parent-style-name="Default">
      <style:table-cell-properties fo:background-color="#ffff6d" fo:wrap-option="wrap"/>
    </style:style>
    <style:style style:name="ce1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32" style:family="table-cell" style:parent-style-name="Default">
      <style:table-cell-properties fo:background-color="#ffff6d" fo:wrap-option="wrap" fo:border="0.06pt solid #000000"/>
    </style:style>
    <style:style style:name="ce133" style:family="table-cell" style:parent-style-name="Default">
      <style:table-cell-properties fo:wrap-option="wrap" style:vertical-align="top"/>
    </style:style>
    <style:style style:name="ce134" style:family="table-cell" style:parent-style-name="Default">
      <style:table-cell-properties fo:border-bottom="none" fo:background-color="#ffff6d" fo:wrap-option="wrap" fo:border-left="none" fo:border-right="none" fo:border-top="0.06pt solid #000000"/>
    </style:style>
    <style:style style:name="ce135" style:family="table-cell" style:parent-style-name="Default">
      <style:table-cell-properties fo:background-color="transparent" fo:wrap-option="wrap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ff6d" fo:wrap-option="wrap"/>
      <style:text-properties style:font-name="Liberation Sans1" fo:font-size="10pt" fo:language="none" fo:country="none" fo:font-weight="bold" style:font-name-asian="LiberationSerif-Bold" style:font-size-asian="10pt" style:language-asian="none" style:country-asian="none" style:font-weight-asian="bold" style:font-name-complex="LiberationSerif-Bold" style:font-size-complex="10pt" style:language-complex="none" style:country-complex="none" style:font-weight-complex="bold"/>
    </style:style>
    <style:style style:name="ce1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fo:border-bottom="0.06pt solid #000000" fo:background-color="#ffff6d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#ffff6d"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fo:border-bottom="none" fo:background-color="#ffff6d" fo:border-left="0.06pt solid #000000" fo:border-right="none" fo:border-top="none"/>
    </style:style>
    <style:style style:name="ce144" style:family="table-cell" style:parent-style-name="Default">
      <style:table-cell-properties fo:border-bottom="none" fo:background-color="#ffff6d" fo:border-left="none" fo:border-right="none" fo:border-top="0.06pt solid #000000"/>
    </style:style>
    <style:style style:name="ce145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wrap-option="no-wrap"/>
    </style:style>
    <style:style style:name="ce148" style:family="table-cell" style:parent-style-name="Default">
      <style:table-cell-properties fo:background-color="#b2b2b2"/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999999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b2b2b2"/>
      <style:text-properties fo:color="#fffff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 fo:font-size="12pt" style:font-size-asian="12pt" style:font-size-complex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;Calibri" fo:font-size="12pt" style:font-name-asian="Calibri;Calibri" style:font-name-complex="Calibri;Calibri" style:font-size-asian="12pt" style:font-size-complex="12pt"/>
    </style:style>
    <style:style style:name="T5" style:family="text">
      <style:text-properties fo:color="#000000" style:font-name="Calibri;Calibri" fo:font-size="11pt" style:font-name-asian="Calibri;Calibri" style:font-name-complex="Calibri;Calibri" style:font-size-asian="11pt" style:font-size-complex="11pt"/>
    </style:style>
    <style:style style:name="T6" style:family="text">
      <style:text-properties fo:color="#000000" style:font-name="Calibri;Calibri" fo:font-size="11pt" style:font-name-asian="Calibri;Calibri" style:font-name-complex="Calibri;Calibri" style:font-size-asian="11pt" style:font-size-complex="11pt" fo:font-weight="bold" style:font-weight-asian="bold" style:font-weight-complex="bold"/>
    </style:style>
    <style:style style:name="T7" style:family="text">
      <style:text-properties fo:color="#000000" style:font-name="Calibri;Calibri" fo:font-size="11pt" style:font-name-asian="Calibri;Calibri" style:font-name-complex="Calibri;Calibri" style:font-size-asian="11pt" style:font-size-complex="11pt" fo:font-weight="normal" style:font-weight-asian="normal" style:font-weight-complex="normal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27" office:value-type="string" calcext:value-type="string">
            <text:p>ALGORITHM</text:p>
          </table:table-cell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Problem Statement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Target Variable</text:p>
          </table:table-cell>
          <table:table-cell table:style-name="ce30" office:value-type="string" calcext:value-type="string">
            <text:p>Important Featur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30">
            <text:p>Regression</text:p>
          </table:table-cell>
          <table:table-cell table:style-name="ce48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2">
          <table:covered-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_MachineLearningWithPython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2">
          <table:covered-table-cell table:style-name="ce4"/>
          <table:table-cell table:number-columns-repeated="102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_MachineLearningWithPython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table:style-name="ce28" office:value-type="string" calcext:value-type="string">
            <text:p>Multiple Types</text:p>
          </table:table-cell>
          <table:table-cell table:style-name="ce101" office:value-type="string" calcext:value-type="string">
            <text:p>HouseSalesPred Data</text:p>
          </table:table-cell>
          <table:table-cell table:style-name="ce101" office:value-type="string" calcext:value-type="string">
            <text:p>To Predict House Sale prices</text:p>
          </table:table-cell>
          <table:table-cell table:style-name="ce101" office:value-type="string" calcext:value-type="string">
            <text:p><text:span text:style-name="T3"> </text:span><text:span text:style-name="T3"><text:a xlink:href="https://www.kaggle.com/pmarcelino/comprehensive-data-exploration-with-python" xlink:type="simple">1</text:a></text:span><text:span text:style-name="T3"> </text:span><text:span text:style-name="T3"><text:a xlink:href="https://www.kaggle.com/dgawlik/house-prices-eda" xlink:type="simple">2</text:a></text:span><text:span text:style-name="T3"> </text:span><text:span text:style-name="T3"><text:a xlink:href="https://www.kaggle.com/juliencs/a-study-on-regression-applied-to-the-ames-dataset/notebook" xlink:type="simple">3</text:a></text:span><text:span text:style-name="T3"> </text:span><text:span text:style-name="T3"><text:a xlink:href="https://www.kaggle.com/apapiu/regularized-linear-models" xlink:type="simple">4</text:a></text:span><text:span text:style-name="T3"> </text:span><text:span text:style-name="T3"><text:a xlink:href="https://www.kaggle.com/serigne/stacked-regressions-top-4-on-leaderboard/data" xlink:type="simple">5</text:a></text:span><text:span text:style-name="T3"> </text:span><text:span text:style-name="T3"><text:a xlink:href="https://www.kaggle.com/hamzaben/tuned-random-forest-lasso-and-xgboost-regressors/data" xlink:type="simple">6</text:a></text:span><text:span text:style-name="T3"> </text:span><text:span text:style-name="T8"><text:a xlink:href="https://www.hackerearth.com/practice/machine-learning/machine-learning-projects/python-project/tutorial/" xlink:type="simple">Link2</text:a></text:span><text:span text:style-name="T8"> </text:span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4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02" office:value-type="string" calcext:value-type="string">
            <text:p>Boston Housing Dataset</text:p>
          </table:table-cell>
          <table:table-cell table:style-name="ce102" office:value-type="string" calcext:value-type="string">
            <text:p>To Predict Price</text:p>
          </table:table-cell>
          <table:table-cell table:style-name="ce102"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03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103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67"/>
          <table:table-cell table:number-columns-repeated="1019"/>
        </table:table-row>
        <table:table-row table:style-name="ro4">
          <table:covered-table-cell/>
          <table:table-cell/>
          <table:table-cell table:style-name="ce104" office:value-type="string" calcext:value-type="string">
            <text:p><text:a xlink:href="https://datahack.analyticsvidhya.com/contest/black-friday/" xlink:type="simple">Black Friday</text:a></text:p>
          </table:table-cell>
          <table:table-cell table:style-name="ce122" office:value-type="string" calcext:value-type="string">
            <text:p>Build a model to predict the purchase amount of customer against various products which will help them to create personalized offer for customers against different products.</text:p>
          </table:table-cell>
          <table:table-cell table:style-name="ce109" office:value-type="string" calcext:value-type="string">
            <text:p><text:a xlink:href="https://www.kaggle.com/deleted-dataset/38809/kernels" xlink:type="simple">Kaggle</text:a> <text:a xlink:href="https://medium.com/diogo-menezes-borges/project-3-analytics-vidhya-hackaton-black-friday-f6c6bf3da86f" xlink:type="simple">Medium</text:a> <text:a xlink:href="https://stackabuse.com/analysis-of-black-friday-shopping-trends-via-machine-learning/" xlink:type="simple">Other</text:a> <text:a xlink:href="https://github.com/san089/Black-Friday-Sales-Analysis/blob/master/Black%20friday%20Analysis.ipynb" xlink:type="simple">1</text:a> <text:a xlink:href="https://github.com/mathubhalan/Black-Friday-Sales/blob/master/SalesAnalysis.ipynb" xlink:type="simple">2</text:a> <text:a xlink:href="https://github.com/skalra896/BlackFriday-Analysis-Prediction" xlink:type="simple">3</text:a></text:p>
          </table:table-cell>
          <table:table-cell table:number-columns-repeated="1019"/>
        </table:table-row>
        <table:table-row table:style-name="ro2">
          <table:covered-table-cell/>
          <table:table-cell table:style-name="ce27"/>
          <table:table-cell table:style-name="ce67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67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138"/>
          <table:table-cell table:number-columns-repeated="1019"/>
        </table:table-row>
        <table:table-row table:style-name="ro2">
          <table:covered-table-cell/>
          <table:table-cell/>
          <table:table-cell table:style-name="ce101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101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101" office:value-type="string" calcext:value-type="string">
            <text:p><text:a xlink:href="https://www.analyticsvidhya.com/blog/2016/02/bigmart-sales-solution-top-20/" xlink:type="simple">SolAV</text:a> <text:a xlink:href="https://github.com/diogomenezesborges/bigmart-sales/blob/master/Bigmart%20Sales%20Data%20Set.ipynb" xlink:type="simple">Gi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5" office:value-type="string" calcext:value-type="string">
            <text:p><text:a xlink:href="https://www.kaggle.com/mgmarques/million-song-recommendation-engines" xlink:type="simple">Million Song Dataset</text:a></text:p>
          </table:table-cell>
          <table:table-cell table:style-name="ce42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105" office:value-type="string" calcext:value-type="string">
            <text:p>Predict Number of Upvotes</text:p>
          </table:table-cell>
          <table:table-cell table:style-name="ce42" office:value-type="string" calcext:value-type="string">
            <text:p>Predict Number of Upvotes</text:p>
          </table:table-cell>
          <table:table-cell table:style-name="ce42" office:value-type="string" calcext:value-type="string">
            <text:p><text:span text:style-name="T3"><text:a xlink:href="https://datahack.analyticsvidhya.com/contest/enigma-codefest-machine-learning-1/" xlink:type="simple">https://datahack.analyticsvidhya.com/contest/enigma-codefest-machine-learning-1/</text:a></text:span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6">
            <text:p>Classification</text:p>
          </table:table-cell>
          <table:table-cell table:style-name="ce20" office:value-type="string" calcext:value-type="string" table:number-columns-spanned="1" table:number-rows-spanned="2">
            <text:p>SVM</text:p>
          </table:table-cell>
          <table:table-cell office:value-type="string" calcext:value-type="string">
            <text:p><text:a xlink:href="https://s3-api.us-geo.objectstorage.softlayer.net/cf-courses-data/CognitiveClass/ML0101ENv3/labs/cell_samples.csv" xlink:type="simple">human_cell_samples</text:a></text:p>
          </table:table-cell>
          <table:table-cell office:value-type="string" calcext:value-type="string">
            <text:p>Classify Human Cell for cancer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SVM-cancer-py-v1.ipynb" xlink:type="simple">SVM_Cancer</text:a></text:p>
          </table:table-cell>
          <table:table-cell office:value-type="string" calcext:value-type="string">
            <text:p>benign (value = 2) or malignant (value = 4)</text:p>
          </table:table-cell>
          <table:table-cell office:value-type="string" calcext:value-type="string">
            <text:p>ID Clump UnifSize UnifShape MargAdh SingEpiSize BareNuc BlandChrom NormNucl Mit Class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 table:style-name="ce1"/>
          <table:table-cell table:style-name="ce21" office:value-type="string" calcext:value-type="string">
            <text:p>Logistic Regression</text:p>
          </table:table-cell>
          <table:table-cell office:value-type="string" calcext:value-type="string">
            <text:p><text:a xlink:href="https://s3-api.us-geo.objectstorage.softlayer.net/cf-courses-data/CognitiveClass/ML0101ENv3/labs/ChurnData.csv" xlink:type="simple">CustomerChurnData</text:a></text:p>
          </table:table-cell>
          <table:table-cell table:style-name="ce44" office:value-type="string" calcext:value-type="string">
            <text:p>Telecommunications data for predicting customer churn. 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Logistic-Reg-churn-py-v1.ipynb" xlink:type="simple">LR_Classify</text:a></text:p>
          </table:table-cell>
          <table:table-cell table:number-columns-repeated="1019"/>
        </table:table-row>
        <table:table-row table:style-name="ro2">
          <table:covered-table-cell/>
          <table:table-cell table:style-name="ce20" office:value-type="string" calcext:value-type="string" table:number-columns-spanned="1" table:number-rows-spanned="2">
            <text:p>K-NN </text:p>
          </table:table-cell>
          <table:table-cell table:style-name="ce106" office:value-type="string" calcext:value-type="string">
            <text:p>IRIS Dataset</text:p>
          </table:table-cell>
          <table:table-cell table:style-name="ce106" office:value-type="string" calcext:value-type="string">
            <text:p>To Classify Flowers </text:p>
          </table:table-cell>
          <table:table-cell table:style-name="ce106" office:value-type="string" calcext:value-type="string">
            <text:p><text:a xlink:href="https://nbviewer.jupyter.org/github/Gurubux/StatQuest/blob/master/GridSearchCV_RandomizedSearchCV/08_grid_searchnew.ipynb" xlink:type="simple">KNeighborsClassifier_grid_searchnew.ipynb</text:a></text:p>
          </table:table-cell>
          <table:table-cell office:value-type="string" calcext:value-type="string">
            <text:p>Setosa, Versicolour, Virginica</text:p>
          </table:table-cell>
          <table:table-cell office:value-type="string" calcext:value-type="string">
            <text:p>Petal-length,width Sepal-length,width</text:p>
          </table:table-cell>
          <table:table-cell table:number-columns-repeated="1017"/>
        </table:table-row>
        <table:table-row table:style-name="ro5">
          <table:covered-table-cell table:style-name="ce8"/>
          <table:covered-table-cell/>
          <table:table-cell table:style-name="ce40" office:value-type="string" calcext:value-type="string">
            <text:p><text:a xlink:href="https://s3-api.us-geo.objectstorage.softlayer.net/cf-courses-data/CognitiveClass/ML0101ENv3/labs/teleCust1000t.csv" xlink:type="simple">Telecom_Customer</text:a></text:p>
          </table:table-cell>
          <table:table-cell table:style-name="ce45" office:value-type="string" calcext:value-type="string">
            <text:p>Classify to the four customer groups</text:p>
          </table:table-cell>
          <table:table-cell table:style-name="ce40" office:value-type="string" calcext:value-type="string">
            <text:p><text:a xlink:href="https://nbviewer.jupyter.org/github/Gurubux/SelfStudyNotes/blob/6676366ae56f172ff352c36c8b8346e406e447a0/KNN/KNN_Classifier.ipynb" xlink:type="simple">KNNClassifier</text:a></text:p>
          </table:table-cell>
          <table:table-cell table:style-name="ce44" office:value-type="string" calcext:value-type="string">
            <text:p>1- Basic Service 2- E-Service </text:p>
            <text:p>3- Plus Service 4- Total Service</text:p>
          </table:table-cell>
          <table:table-cell table:style-name="ce44" office:value-type="string" calcext:value-type="string">
            <text:p>region tenure age marital address income ed employ retire gender reside <text:span text:style-name="T10">custcat</text:span></text:p>
          </table:table-cell>
          <table:table-cell table:number-columns-repeated="1017"/>
        </table:table-row>
        <table:table-row table:style-name="ro5">
          <table:covered-table-cell/>
          <table:table-cell table:style-name="ce22" office:value-type="string" calcext:value-type="string">
            <text:p>Lasso Ridge ElasticNet</text:p>
          </table:table-cell>
          <table:table-cell table:style-name="ce42" office:value-type="string" calcext:value-type="string">
            <text:p>Breast Cancer</text:p>
          </table:table-cell>
          <table:table-cell table:style-name="ce34" office:value-type="string" calcext:value-type="string">
            <text:p>Classify breast_cancer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office:value-type="string" calcext:value-type="string">
            <text:p>Malignant,Benign</text:p>
          </table:table-cell>
          <table:table-cell table:style-name="ce44" office:value-type="string" calcext:value-type="string">
            <text:p>30 features radius ,texture, parameter,area, compactness , smoothnes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 calcext:value-type="string">
            <text:p>DT</text:p>
          </table:table-cell>
          <table:table-cell table:style-name="ce42" office:value-type="string" calcext:value-type="string">
            <text:p><text:a xlink:href="https://s3-api.us-geo.objectstorage.softlayer.net/cf-courses-data/CognitiveClass/ML0101ENv3/labs/drug200.csv" xlink:type="simple">Patients_data</text:a></text:p>
          </table:table-cell>
          <table:table-cell table:style-name="ce34" office:value-type="string" calcext:value-type="string">
            <text:p>Classify Drugs for patients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Decision-Trees-drug-py-v1.ipynb" xlink:type="simple">DT-DRUG</text:a></text:p>
          </table:table-cell>
          <table:table-cell office:value-type="string" calcext:value-type="string">
            <text:p><text:s/>Drug A, Drug B, Drug c, Drug x and y</text:p>
          </table:table-cell>
          <table:table-cell office:value-type="string" calcext:value-type="string">
            <text:p>Age Sex BP Cholesterol Na_to_K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 calcext:value-type="string">
            <text:p>LR SVM RF KNN</text:p>
          </table:table-cell>
          <table:table-cell table:style-name="ce101" office:value-type="string" calcext:value-type="string">
            <text:p>Loan Prediction</text:p>
          </table:table-cell>
          <table:table-cell table:style-name="ce126" office:value-type="string" calcext:value-type="string">
            <text:p>Predict whether Customer will pay loan</text:p>
          </table:table-cell>
          <table:table-cell table:style-name="ce106" office:value-type="string" calcext:value-type="string">
            <text:p><text:span text:style-name="T3"><text:a xlink:href="https://colab.research.google.com/github/Gurubux/Data-Lit/blob/master/2-StatisticsAndProbability/2.1-CreditScoring/Loan_Default_Prediction.ipynb#scrollTo=R9dciItdXpeL" xlink:type="simple">LoanPrediction</text:a></text:span><text:span text:style-name="T3"> </text:span><text:span text:style-name="T3"><text:a xlink:href="https://www.analyticsvidhya.com/blog/2016/01/complete-tutorial-learn-data-science-python-scratch-2/" xlink:type="simple">AnalyticsVidhya</text:a></text:span><text:span text:style-name="T3"> </text:span><text:span text:style-name="T3"><text:a xlink:href="https://datahack.analyticsvidhya.com/contest/practice-problem-loan-prediction-iii/?utm_source=blog&amp;utm_medium=internshiparticle" xlink:type="simple">dataHack</text:a></text:span><text:span text:style-name="T3"> </text:span><text:span text:style-name="T8"><text:a xlink:href="https://courses.analyticsvidhya.com/courses/loan-prediction-practice-problem-using-python" xlink:type="simple">SolAV</text:a></text:span></text:p>
          </table:table-cell>
          <table:table-cell office:value-type="string" calcext:value-type="string">
            <text:p>Fully Paid, Charged Off</text:p>
          </table:table-cell>
          <table:table-cell table:style-name="ce52" office:value-type="string" calcext:value-type="string">
            <text:p><text:span text:style-name="T1">loan_status</text:span><text:span text:style-name="T11">,</text:span>funded_amnt,emp_length,annual_inc,home_ownership,grade,last_pymnt_amnt, mort_acc, pub_rec, int_rate, open_acc,num_actv_rev_tl,mo_sin_rcnt_rev_tl_op,mo_sin_old_rev_tl_op,bc_util,bc_open_to_buy,avg_cur_bal,acc_open_past_24mths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67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4"/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 office:value-type="string" calcext:value-type="string">
            <text:p><text:a xlink:href="https://rstudio-pubs-static.s3.amazonaws.com/291850_859937539fb14c37b0a311db344a6016.html" xlink:type="simple">Human Activity Recognition Dataset</text:a></text:p>
          </table:table-cell>
          <table:table-cell office:value-type="string" calcext:value-type="string">
            <text:p><text:a xlink:href="http://archive.ics.uci.edu/ml/datasets/Human+Activity+Recognition+Using+Smartphones" xlink:type="simple">Human Activity Recognition Using Smartphones Data Set</text:a></text:p>
          </table:table-cell>
          <table:table-cell table:style-name="ce34" office:value-type="string" calcext:value-type="string">
            <text:p>Predict the activity category of a human.</text:p>
          </table:table-cell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span text:style-name="T3"><text:a xlink:href="https://www.capitalbikeshare.com/system-data" xlink:type="simple">Trip History Dataset</text:a></text:span></text:p>
          </table:table-cell>
          <table:table-cell table:style-name="ce34" office:value-type="string" calcext:value-type="string">
            <text:p>Predict the class of user.</text:p>
          </table:table-cell>
          <table:table-cell office:value-type="string" calcext:value-type="string">
            <text:p><text:a xlink:href="https://www.analyticsvidhya.com/blog/2015/06/solution-kaggle-competition-bike-sharing-demand/" xlink:type="simple">Trip History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://archive.ics.uci.edu/ml/machine-learning-databases/census-income-mld/" xlink:type="simple">Census Income Dataset</text:a></text:p>
          </table:table-cell>
          <table:table-cell table:style-name="ce34"/>
          <table:table-cell office:value-type="string" calcext:value-type="string">
            <text:p><text:a xlink:href="https://www.analyticsvidhya.com/blog/2016/09/this-machine-learning-project-on-imbalanced-data-can-add-value-to-your-resume/" xlink:type="simple">Census Income Dataset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s://datahack.analyticsvidhya.com/contest/practice-problem-urban-sound-classification/" xlink:type="simple">Urban Sound Classification</text:a></text:p>
          </table:table-cell>
          <table:table-cell table:style-name="ce34" office:value-type="string" calcext:value-type="string">
            <text:p>Classify the type of sound from the audio.</text:p>
          </table:table-cell>
          <table:table-cell office:value-type="string" calcext:value-type="string">
            <text:p><text:a xlink:href="https://www.analyticsvidhya.com/blog/2017/08/audio-voice-processing-deep-learning/" xlink:type="simple">UBC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s://data.cityofchicago.org/Public-Safety/Crimes-2001-to-present/ijzp-q8t2" xlink:type="simple">Chicago Crime Dataset</text:a></text:p>
          </table:table-cell>
          <table:table-cell table:style-name="ce34" office:value-type="string" calcext:value-type="string">
            <text:p>Predict the type of crime.</text:p>
          </table:table-cell>
          <table:table-cell office:value-type="string" calcext:value-type="string">
            <text:p><text:a xlink:href="http://nathanwayneholt.com/mathematicalmodeling/ChicagoCrimesReport.pdf" xlink:type="simple">CC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106" office:value-type="string" calcext:value-type="string">
            <text:p><text:a xlink:href="https://datahack.analyticsvidhya.com/contest/wns-analytics-hackathon-2018-1/" xlink:type="simple">HR Analytics</text:a></text:p>
          </table:table-cell>
          <table:table-cell table:style-name="ce106" office:value-type="string" calcext:value-type="string">
            <text:p>Predictive analytics in identifying the employees most likely to get promoted</text:p>
          </table:table-cell>
          <table:table-cell table:style-name="ce106" office:value-type="string" calcext:value-type="string">
            <text:p><text:a xlink:href="https://www.analyticsvidhya.com/blog/2018/12/wns-hackathon-solutions-by-top-finishers/" xlink:type="simple">Code AV</text:a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Credit Fraud Detector</text:p>
          </table:table-cell>
          <table:table-cell office:value-type="string" calcext:value-type="string">
            <text:p>Detecting whether a transaction is a normal payment or a fraud.</text:p>
          </table:table-cell>
          <table:table-cell table:style-name="ce24" office:value-type="string" calcext:value-type="string">
            <text:p><text:a xlink:href="https://www.kaggle.com/janiobachmann/credit-fraud-dealing-with-imbalanced-datasets" xlink:type="simple">Kaggle</text:a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2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<text:a xlink:href="https://s3-api.us-geo.objectstorage.softlayer.net/cf-courses-data/CognitiveClass/ML0101ENv3/labs/Cust_Segmentation.csv" xlink:type="simple">Customer_clust</text:a></text:p>
          </table:table-cell>
          <table:table-cell office:value-type="string" calcext:value-type="string">
            <text:p>Customer Segmentation with K-Means</text:p>
          </table:table-cell>
          <table:table-cell office:value-type="string" calcext:value-type="string">
            <text:p><text:a xlink:href="https://github.com/Gurubux/CognitiveClass-ML/blob/master/Course_MachineLearningWithPython/5-Clustering/ML0101EN-Clus-K-Means-Customer-Seg-py-v1.ipynb" xlink:type="simple">Kmeans</text:a>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BSCAN</text:p>
          </table:table-cell>
          <table:table-cell office:value-type="string" calcext:value-type="string">
            <text:p><text:a xlink:href="https://s3-api.us-geo.objectstorage.softlayer.net/cf-courses-data/CognitiveClass/ML0101ENv3/labs/weather-stations20140101-20141231.csv" xlink:type="simple">Environment_canada_weather</text:a></text:p>
          </table:table-cell>
          <table:table-cell office:value-type="string" calcext:value-type="string">
            <text:p>Cluster Cities Based on Weather- MAP</text:p>
          </table:table-cell>
          <table:table-cell office:value-type="string" calcext:value-type="string">
            <text:p><text:a xlink:href="https://colab.research.google.com/github/Gurubux/CognitiveClass-ML/blob/master/Course_MachineLearningWithPython/5-Clustering/ML0101EN-Clus-DBSCN-weather-py-v1.ipynb#scrollTo=o2chaY1VC3Lg" xlink:type="simple">DBSCAN</text:a>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69" office:value-type="string" calcext:value-type="string">
            <text:p>Clustering</text:p>
          </table:table-cell>
          <table:table-cell table:style-name="ce109" office:value-type="string" calcext:value-type="string">
            <text:p><text:a xlink:href="https://medium.com/@blazetamareborn/practicing-clustering-techniques-on-survey-dataset-f7d7a322e6ff" xlink:type="simple">Turkiye Student Evaluation Dataset</text:a></text:p>
          </table:table-cell>
          <table:table-cell table:style-name="ce127" office:value-type="string" calcext:value-type="string">
            <text:p>Group the students based on the similarity of their answers on the survey.</text:p>
          </table:table-cell>
          <table:table-cell table:style-name="ce101" office:value-type="string" calcext:value-type="string">
            <text:p><text:a xlink:href="https://www.kaggle.com/yatishbn/clustering-use-case-using-turkey-student-data" xlink:type="simple">Clustering</text:a></text:p>
          </table:table-cell>
          <table:table-cell table:style-name="ce7" table:number-columns-repeated="1019"/>
        </table:table-row>
        <table:table-row table:style-name="ro7">
          <table:table-cell table:style-name="ce7"/>
          <table:table-cell table:style-name="ce72" office:value-type="string" calcext:value-type="string" table:number-columns-spanned="1" table:number-rows-spanned="2">
            <text:p>Hierarchical Clustering</text:p>
          </table:table-cell>
          <table:table-cell table:style-name="ce109" office:value-type="string" calcext:value-type="string">
            <text:p><text:a xlink:href="https://archive.ics.uci.edu/ml/machine-learning-databases/00292/Wholesale%20customers%20data.csv" xlink:type="simple">Wholesale customers data</text:a></text:p>
          </table:table-cell>
          <table:table-cell table:style-name="ce127" office:value-type="string" calcext:value-type="string">
            <text:p>Wholesale Customer Segmentation : <text:s/>The aim of this problem is to segment the clients of a wholesale distributor based on their annual spending on diverse product categories, like milk, grocery, region, etc.</text:p>
          </table:table-cell>
          <table:table-cell table:style-name="ce109" office:value-type="string" calcext:value-type="string">
            <text:p><text:a xlink:href="https://www.analyticsvidhya.com/blog/2019/05/beginners-guide-hierarchical-clustering/" xlink:type="simple">Wholesale Customer Segmentation</text:a></text:p>
          </table:table-cell>
          <table:table-cell table:style-name="ce7" table:number-columns-repeated="1019"/>
        </table:table-row>
        <table:table-row table:style-name="ro2">
          <table:table-cell/>
          <table:covered-table-cell table:style-name="ce73"/>
          <table:table-cell office:value-type="string" calcext:value-type="string">
            <text:p><text:a xlink:href="https://s3-api.us-geo.objectstorage.softlayer.net/cf-courses-data/CognitiveClass/ML0101ENv3/labs/cars_clus.csv" xlink:type="simple">cars_clust</text:a></text:p>
          </table:table-cell>
          <table:table-cell office:value-type="string" calcext:value-type="string">
            <text:p>To find the most distinctive clusters of vehicles</text:p>
          </table:table-cell>
          <table:table-cell table:style-name="ce140" office:value-type="string" calcext:value-type="string">
            <text:p><text:span text:style-name="T9"><text:a xlink:href="https://colab.research.google.com/github/Gurubux/CognitiveClass-ML/blob/master/Course_MachineLearningWithPython/5-Clustering/ML0101EN-Clus-Hierarchical-Cars-py-v1.ipynb#scrollTo=GWP8wZ-2ABcy" xlink:type="simple">Hierarchical Clustering</text:a></text:span>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CA vs Tsne vs SVD</text:p>
          </table:table-cell>
          <table:table-cell table:style-name="ce17" table:number-columns-repeated="1023"/>
        </table:table-row>
        <table:table-row table:style-name="ro2">
          <table:table-cell table:style-name="ce10" office:value-type="string" calcext:value-type="string" table:number-columns-spanned="1" table:number-rows-spanned="4">
            <text:p>Dimensionality Reduction</text:p>
          </table:table-cell>
          <table:table-cell table:style-name="ce74" office:value-type="string" calcext:value-type="string" table:number-columns-spanned="1" table:number-rows-spanned="2">
            <text:p>PCA</text:p>
          </table:table-cell>
          <table:table-cell table:style-name="ce110" office:value-type="string" calcext:value-type="string">
            <text:p>Boston</text:p>
          </table:table-cell>
          <table:table-cell table:style-name="ce101"/>
          <table:table-cell table:style-name="ce141" office:value-type="string" calcext:value-type="string">
            <text:p><text:a xlink:href="https://github.com/Gurubux/Internships/blob/master/AnalyticsVidhya/2019-01-20-PCAusingpython.ipynb" xlink:type="simple">MyWork</text:a> <text:a xlink:href="https://www.analyticsvidhya.com/blog/2016/03/practical-guide-principal-component-analysis-python/" xlink:type="simple">AV</text:a></text:p>
          </table:table-cell>
          <table:table-cell office:value-type="string" calcext:value-type="string">
            <text:p><text:a xlink:href="https://www.analyticsvidhya.com/blog/2015/07/dimension-reduction-methods/" xlink:type="simple">1</text:a> <text:a xlink:href="https://www.analyticsvidhya.com/blog/2018/08/dimensionality-reduction-techniques-python/" xlink:type="simple">2</text:a></text:p>
          </table:table-cell>
          <table:table-cell table:number-columns-repeated="1018"/>
        </table:table-row>
        <table:table-row table:style-name="ro2">
          <table:covered-table-cell table:style-name="ce10"/>
          <table:covered-table-cell table:style-name="ce75" office:value-type="string" calcext:value-type="string">
            <text:p>PCA</text:p>
          </table:covered-table-cell>
          <table:table-cell table:style-name="ce106" office:value-type="string" calcext:value-type="string">
            <text:p>MNIST</text:p>
          </table:table-cell>
          <table:table-cell table:style-name="ce106"/>
          <table:table-cell table:style-name="ce142" office:value-type="string" calcext:value-type="string">
            <text:p><text:a xlink:href="https://pythonmachinelearning.pro/dimensionality-reduction/" xlink:type="simple">Blog</text:a> and <text:a xlink:href="https://github.com/Gurubux/SelfStudyNotes/blob/master/Dimen_Reduc/PCA_MNIST.ipynb" xlink:type="simple">Code</text:a> ,  <text:a xlink:href="https://www.kaggle.com/arthurtok/interactive-intro-to-dimensionality-reduction" xlink:type="simple">PCA LDA TsNe MNIST</text:a> , </text:p>
          </table:table-cell>
          <table:table-cell table:number-columns-repeated="1019"/>
        </table:table-row>
        <table:table-row table:style-name="ro2">
          <table:covered-table-cell/>
          <table:table-cell table:style-name="ce73" office:value-type="string" calcext:value-type="string">
            <text:p>Tsne</text:p>
          </table:table-cell>
          <table:table-cell table:number-columns-repeated="2"/>
          <table:table-cell table:style-name="ce140" office:value-type="string" calcext:value-type="string">
            <text:p><text:a xlink:href="https://www.analyticsvidhya.com/blog/2017/01/t-sne-implementation-r-python/" xlink:type="simple">AV</text:a> <text:a xlink:href="https://www.analyticsvidhya.com/blog/2018/06/google-open-sources-approach-to-visualize-large-and-high-dimensional-datasets-using-tsne-a-must-know-for-data-scientists/" xlink:type="simple">2</text:a></text:p>
          </table:table-cell>
          <table:table-cell table:style-name="ce50" office:value-type="string" calcext:value-type="string">
            <text:p><text:a xlink:href="file:///E:/Study/ML/SelfStudyNotes/Visualize%20and%20Perform%20Dimensionality%20Reduction%20in%20Python%20using%20Hypertools" xlink:type="simple">HyperTools</text:a></text:p>
          </table:table-cell>
          <table:table-cell table:number-columns-repeated="1018"/>
        </table:table-row>
        <table:table-row table:style-name="ro2">
          <table:covered-table-cell/>
          <table:table-cell table:style-name="ce73" office:value-type="string" calcext:value-type="string">
            <text:p>SVD</text:p>
          </table:table-cell>
          <table:table-cell/>
          <table:table-cell office:value-type="string" calcext:value-type="string">
            <text:p>Master Dimensionality Reduction with these 5 Must-Know Applications of Singular Value Decomposition (SVD) in Data Science</text:p>
          </table:table-cell>
          <table:table-cell office:value-type="string" calcext:value-type="string">
            <text:p><text:a xlink:href="https://www.analyticsvidhya.com/blog/2019/08/5-applications-singular-value-decomposition-svd-data-science/" xlink:type="simple">AV</text:a>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PCA Tsne and all</text:p>
          </table:table-cell>
          <table:table-cell table:number-columns-repeated="2" office:value-type="string" calcext:value-type="string">
            <text:p>Santander Value Prediction</text:p>
          </table:table-cell>
          <table:table-cell office:value-type="string" calcext:value-type="string">
            <text:p><text:a xlink:href="https://www.kaggle.com/shivamb/dataset-decomposition-techniques" xlink:type="simple">Kaggle</text:a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10" office:value-type="string" calcext:value-type="string" table:number-columns-spanned="1" table:number-rows-spanned="3">
            <text:p>Recommender System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DL/blob/master/2_Deep_Learning_with_TensorFlow/DL_CC_2_4_RBM/4.2-Review-CollaborativeFilteringwithRBM.ipynb#scrollTo=ardKyVApGZDu" xlink:type="simple">DL_RBM</text:a></text:p>
          </table:table-cell>
          <table:table-cell table:number-columns-repeated="1019"/>
        </table:table-row>
        <table:table-row table:style-name="ro2">
          <table:covered-table-cell table:style-name="ce10"/>
          <table:table-cell table:style-name="ce76" office:value-type="string" calcext:value-type="string">
            <text:p>Content-based recommendation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ntent-Based-movies-py-v1.ipynb" xlink:type="simple">Content_Based</text:a> - Item-Item Filtering Movies with same taste of the User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llaborative Filtering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llaborative-Filtering-movies-py-v1.ipynb#scrollTo=QpddmhlMGeTs" xlink:type="simple">ColabFilter_recommend</text:a> - User-User Filtering Users with same tas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6" office:value-type="string" calcext:value-type="string">
            <text:p><text:a xlink:href="http://millionsongdataset.com/pages/getting-dataset/" xlink:type="simple">Million Song Dataset</text:a></text:p>
          </table:table-cell>
          <table:table-cell table:style-name="ce106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style-name="ce106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number-columns-repeated="1019"/>
        </table:table-row>
        <table:table-row table:style-name="ro2">
          <table:table-cell/>
          <table:table-cell table:style-name="ce79" office:value-type="string" calcext:value-type="string">
            <text:p>GraphLab</text:p>
          </table:table-cell>
          <table:table-cell table:style-name="ce101" office:value-type="string" calcext:value-type="string">
            <text:p><text:a xlink:href="https://grouplens.org/datasets/movielens/1m/" xlink:type="simple">Movie Lens Dataset</text:a></text:p>
          </table:table-cell>
          <table:table-cell table:style-name="ce101" office:value-type="string" calcext:value-type="string">
            <text:p>Recommend new movies to users.</text:p>
          </table:table-cell>
          <table:table-cell table:style-name="ce101" office:value-type="string" calcext:value-type="string">
            <text:p><text:a xlink:href="https://www.analyticsvidhya.com/blog/2016/06/quick-guide-build-recommendation-engine-python/" xlink:type="simple">Movie Lens Datase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6" office:value-type="string" calcext:value-type="string">
            <text:p><text:a xlink:href="https://datahack.analyticsvidhya.com/contest/practice-problem-recommendation-engine/" xlink:type="simple">Recommendation Engine Dataset</text:a></text:p>
          </table:table-cell>
          <table:table-cell table:style-name="ce106" office:value-type="string" calcext:value-type="string">
            <text:p>Predict the time taken to solve a problem given the current status of the user.</text:p>
          </table:table-cell>
          <table:table-cell table:style-name="ce106" office:value-type="string" calcext:value-type="string">
            <text:p><text:a xlink:href="https://datahack.analyticsvidhya.com/contest/practice-problem-recommendation-engine/" xlink:type="simple">Recommendation Engine Dataset</text:a> <text:a xlink:href="https://www.analyticsvidhya.com/blog/2018/06/comprehensive-guide-recommendation-engine-python/" xlink:type="simple">2Code</text:a>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BeautifulSoup vs <text:s/>Scrapy</text:p>
          </table:table-cell>
          <table:table-cell table:style-name="ce17" table:number-columns-repeated="1023"/>
        </table:table-row>
        <table:table-row table:style-name="ro2">
          <table:table-cell/>
          <table:table-cell table:style-name="ce80" office:value-type="string" calcext:value-type="string" table:number-columns-spanned="1" table:number-rows-spanned="3">
            <text:p>Scrapy</text:p>
          </table:table-cell>
          <table:table-cell table:style-name="ce111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111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111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number-columns-repeated="1019"/>
        </table:table-row>
        <table:table-row table:style-name="ro2">
          <table:table-cell/>
          <table:covered-table-cell table:style-name="ce81"/>
          <table:table-cell table:style-name="ce111"/>
          <table:table-cell table:style-name="ce128" office:value-type="string" calcext:value-type="string" table:number-columns-spanned="2" table:number-rows-spanned="1">
            <text:p><text:a xlink:href="https://www.digitalocean.com/community/tutorials/how-to-crawl-a-web-page-with-scrapy-and-python-3" xlink:type="simple">How To Crawl A Web Page with Scrapy and Python 3</text:a></text:p>
          </table:table-cell>
          <table:covered-table-cell table:style-name="ce111"/>
          <table:table-cell table:number-columns-repeated="1019"/>
        </table:table-row>
        <table:table-row table:style-name="ro2">
          <table:table-cell/>
          <table:covered-table-cell table:style-name="ce81"/>
          <table:table-cell table:style-name="ce112"/>
          <table:table-cell table:style-name="ce128" office:value-type="string" calcext:value-type="string">
            <text:p><text:a xlink:href="https://www.datacamp.com/community/tutorials/making-web-crawlers-scrapy-python" xlink:type="simple">Making Web Crawlers Using Scrapy for Python</text:a></text:p>
          </table:table-cell>
          <table:table-cell table:style-name="ce112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Scrapping</text:p>
          </table:table-cell>
          <table:table-cell table:style-name="ce86" office:value-type="string" calcext:value-type="string" table:number-columns-spanned="1" table:number-rows-spanned="4">
            <text:p>BeautifulSoup</text:p>
          </table:table-cell>
          <table:table-cell table:style-name="ce113" office:value-type="string" calcext:value-type="string">
            <text:p><text:a xlink:href="https://www.imdb.com/movies-coming-soon/2019-09/" xlink:type="simple">IMBD</text:a></text:p>
          </table:table-cell>
          <table:table-cell table:style-name="ce113" office:value-type="string" calcext:value-type="string">
            <text:p>Latest Movie Posters from IMBD</text:p>
          </table:table-cell>
          <table:table-cell table:style-name="ce113" office:value-type="string" calcext:value-type="string">
            <text:p><text:a xlink:href="https://colab.research.google.com/github/Gurubux/Data-Lit/blob/master/1-DataCollection/1.4_Cleaning_Data/Webscraping_MoviePostersFromImdb.ipynb#scrollTo=nAIQ6U8Rk_Q0" xlink:type="simple">Webscraping_MoviePostersFromImdb</text:a></text:p>
          </table:table-cell>
          <table:table-cell table:style-name="ce113" office:value-type="string" calcext:value-type="string">
            <text:p>Images of the posters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<text:a xlink:href="https://en.wikipedia.org/w/api.php?format=json&amp;action=query&amp;list=search&amp;srsearch=batman" xlink:type="simple">Wikipedia</text:a></text:p>
          </table:table-cell>
          <table:table-cell table:style-name="ce18" office:value-type="string" calcext:value-type="string">
            <text:p>Based on a particular word extract info from Wikipedia and find frequency of each words except stop words</text:p>
          </table:table-cell>
          <table:table-cell office:value-type="string" calcext:value-type="string">
            <text:p><text:a xlink:href="https://colab.research.google.com/github/Gurubux/Data-Lit/blob/master/1-DataCollection/1.4_Cleaning_Data/WebScrapping_WikipediaWords.ipynb#scrollTo=FboWZw3Ek8W5" xlink:type="simple">WebscrappingWikipedia</text:a></text:p>
          </table:table-cell>
          <table:table-cell table:number-columns-repeated="1019"/>
        </table:table-row>
        <table:table-row table:style-name="ro2">
          <table:table-cell/>
          <table:covered-table-cell/>
          <table:table-cell/>
          <table:table-cell table:style-name="ce45" office:value-type="string" calcext:value-type="string" table:number-columns-spanned="2" table:number-rows-spanned="1">
            <text:p><text:a xlink:href="https://hackernoon.com/building-a-web-scraper-from-start-to-finish-bb6b95388184" xlink:type="simple">Building a Web Scraper from start to finish</text:a></text:p>
          </table:table-cell>
          <table:covered-table-cell/>
          <table:table-cell table:number-columns-repeated="1019"/>
        </table:table-row>
        <table:table-row table:style-name="ro2">
          <table:table-cell/>
          <table:covered-table-cell table:style-name="ce87"/>
          <table:table-cell table:style-name="ce114"/>
          <table:table-cell table:style-name="ce129" office:value-type="string" calcext:value-type="string">
            <text:p><text:a xlink:href="https://medium.com/web-scraping-a-z/web-scraping-project-with-python-a-to-z-b04114e7289d" xlink:type="simple">Web scraping with Python</text:a></text:p>
          </table:table-cell>
          <table:table-cell table:style-name="ce114" table:number-columns-repeated="2"/>
          <table:table-cell table:number-columns-repeated="1018"/>
        </table:table-row>
        <table:table-row table:style-name="ro5">
          <table:table-cell/>
          <table:table-cell table:style-name="ce88" office:value-type="string" calcext:value-type="string">
            <text:p>NLTK selenium</text:p>
          </table:table-cell>
          <table:table-cell table:style-name="ce106" office:value-type="string" calcext:value-type="string">
            <text:p>Youtube</text:p>
          </table:table-cell>
          <table:table-cell table:style-name="ce130" office:value-type="string" calcext:value-type="string">
            <text:p>Scraping YouTube Data using Python and Selenium to Classify Videos</text:p>
          </table:table-cell>
          <table:table-cell table:style-name="ce106" office:value-type="string" calcext:value-type="string">
            <text:p><text:a xlink:href="https://www.analyticsvidhya.com/blog/2019/05/scraping-classifying-youtube-video-data-python-selenium/" xlink:type="simple">AV</text:a></text:p>
          </table:table-cell>
          <table:table-cell table:number-columns-repeated="1019"/>
        </table:table-row>
        <table:table-row table:style-name="ro2">
          <table:table-cell/>
          <table:table-cell table:style-name="ce89" office:value-type="string" calcext:value-type="string">
            <text:p>requests</text:p>
          </table:table-cell>
          <table:table-cell table:style-name="ce102" office:value-type="string" calcext:value-type="string">
            <text:p>Website</text:p>
          </table:table-cell>
          <table:table-cell table:style-name="ce131" office:value-type="string" calcext:value-type="string" table:number-columns-spanned="2" table:number-rows-spanned="1">
            <text:p><text:a xlink:href="https://www.analyticsvidhya.com/blog/2019/05/scraping-nba-data-analyze-1000-basketball-games-python/" xlink:type="simple">Extracting and Analyzing 1000 Basketball Games using Pandas and Chartify</text:a></text:p>
          </table:table-cell>
          <table:covered-table-cell table:style-name="ce102"/>
          <table:table-cell table:number-columns-repeated="1019"/>
        </table:table-row>
        <table:table-row table:style-name="ro2">
          <table:table-cell/>
          <table:table-cell table:style-name="ce89"/>
          <table:table-cell table:style-name="ce102"/>
          <table:table-cell/>
          <table:table-cell table:style-name="ce102"/>
          <table:table-cell table:number-columns-repeated="1019"/>
        </table:table-row>
        <table:table-row table:style-name="ro2">
          <table:table-cell table:style-name="ce16" office:value-type="string" calcext:value-type="string" table:number-columns-spanned="1024" table:number-rows-spanned="1">
            <text:p>Spacy vs NLTK</text:p>
          </table:table-cell>
          <table:covered-table-cell table:number-columns-repeated="1023" table:style-name="ce17"/>
        </table:table-row>
        <table:table-row table:style-name="ro2">
          <table:table-cell table:style-name="ce1" office:value-type="string" calcext:value-type="string" table:number-columns-spanned="1" table:number-rows-spanned="3">
            <text:p>NLP</text:p>
          </table:table-cell>
          <table:table-cell table:style-name="ce90" office:value-type="string" calcext:value-type="string">
            <text:p>Text Mining Dataset</text:p>
          </table:table-cell>
          <table:table-cell table:style-name="ce115" office:value-type="string" calcext:value-type="string">
            <text:p><text:a xlink:href="http://www.csie.ntu.edu.tw/~cjlin/libsvmtools/datasets/multilabel.html#siam-competition2007" xlink:type="simple">Text Mining Dataset</text:a></text:p>
          </table:table-cell>
          <table:table-cell table:style-name="ce115" office:value-type="string" calcext:value-type="string">
            <text:p>Classify the documents according to their labels.</text:p>
          </table:table-cell>
          <table:table-cell table:number-columns-repeated="1020"/>
        </table:table-row>
        <table:table-row table:style-name="ro2">
          <table:covered-table-cell/>
          <table:table-cell table:style-name="ce91" office:value-type="string" calcext:value-type="string" table:number-columns-spanned="1" table:number-rows-spanned="2">
            <text:p>Joke Rating Prediction Challenge</text:p>
          </table:table-cell>
          <table:table-cell table:style-name="ce91" office:value-type="string" calcext:value-type="string" table:number-columns-spanned="1" table:number-rows-spanned="2">
            <text:p><text:a xlink:href="https://datahack.analyticsvidhya.com/contest/jester-practice-problem/" xlink:type="simple">Joke Rating Prediction Challenge</text:a></text:p>
          </table:table-cell>
          <table:table-cell table:style-name="ce91" office:value-type="string" calcext:value-type="string" table:number-columns-spanned="1" table:number-rows-spanned="2">
            <text:p>Is this joke funny? Can you predict the crowdsourced rating of a joke using the just the joke text?</text:p>
          </table:table-cell>
          <table:table-cell table:number-columns-repeated="1020"/>
        </table:table-row>
        <table:table-row table:style-name="ro2">
          <table:covered-table-cell/>
          <table:covered-table-cell table:style-name="ce90"/>
          <table:covered-table-cell table:style-name="ce115"/>
          <table:covered-table-cell table:style-name="ce132"/>
          <table:table-cell table:number-columns-repeated="1020"/>
        </table:table-row>
        <table:table-row table:style-name="ro6">
          <table:table-cell table:style-name="ce10" office:value-type="string" calcext:value-type="string" table:number-columns-spanned="1" table:number-rows-spanned="3">
            <text:p>Sentiment analysis</text:p>
          </table:table-cell>
          <table:table-cell table:style-name="ce21" office:value-type="string" calcext:value-type="string" table:number-columns-spanned="1" table:number-rows-spanned="3">
            <text:p>tweepy, <text:span text:style-name="T2">nltk</text:span>.sentiment.vader,SentimentIntensityAnalyzer</text:p>
          </table:table-cell>
          <table:table-cell/>
          <table:table-cell table:style-name="ce133" office:value-type="string" calcext:value-type="string">
            <text:p>Whether a particular hashtag is Positive or negative in Current Trends</text:p>
          </table:table-cell>
          <table:table-cell table:style-name="ce34" office:value-type="string" calcext:value-type="string">
            <text:p><text:a xlink:href="https://colab.research.google.com/github/Gurubux/Data-Lit/blob/master/1-DataCollection/1.4_Cleaning_Data/Sentiment_Analysis.ipynb" xlink:type="simple">TwitterSentiment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42" office:value-type="string" calcext:value-type="string">
            <text:p><text:a xlink:href="https://datahack.analyticsvidhya.com/contest/practice-problem-twitter-sentiment-analysis/" xlink:type="simple">Twitter Classification Dataset</text:a></text:p>
          </table:table-cell>
          <table:table-cell table:style-name="ce42" office:value-type="string" calcext:value-type="string">
            <text:p><text:s/>Identify the tweets which are hate tweets and which are not</text:p>
          </table:table-cell>
          <table:table-cell table:style-name="ce42" office:value-type="string" calcext:value-type="string">
            <text:p><text:a xlink:href="https://github.com/abdulfatir/twitter-sentiment-analysis" xlink:type="simple">Code</text:a> <text:a xlink:href="https://github.com/Gurubux/Internships/blob/master/FinTech/otherProblem/code_sentiment_analysis.ipynb" xlink:type="simple">myWork</text:a></text:p>
          </table:table-cell>
          <table:table-cell table:number-columns-repeated="1019"/>
        </table:table-row>
        <table:table-row table:style-name="ro2">
          <table:covered-table-cell table:style-name="ce18"/>
          <table:covered-table-cell/>
          <table:table-cell table:style-name="ce102" office:value-type="string" calcext:value-type="string">
            <text:p><text:a xlink:href="https://datahack.analyticsvidhya.com/contest/linguipedia-codefest-natural-language-processing-1/" xlink:type="simple">Identify the Sentiments</text:a></text:p>
          </table:table-cell>
          <table:table-cell table:style-name="ce102" office:value-type="string" calcext:value-type="string">
            <text:p>Identify the Sentiments</text:p>
          </table:table-cell>
          <table:table-cell table:style-name="ce102" office:value-type="string" calcext:value-type="string">
            <text:p><text:a xlink:href="https://github.com/Gurubux/Internships/tree/master/FinTech" xlink:type="simple">myWork</text:a>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 table:number-columns-spanned="1" table:number-rows-spanned="3">
            <text:p>Spacy + Genism</text:p>
          </table:table-cell>
          <table:table-cell table:style-name="ce92"/>
          <table:table-cell table:style-name="ce102"/>
          <table:table-cell table:style-name="ce127" office:value-type="string" calcext:value-type="string">
            <text:p><text:a xlink:href="https://www.analyticsvidhya.com/blog/2019/08/how-to-remove-stopwords-text-normalization-nltk-spacy-gensim-python/" xlink:type="simple">NLP Essentials: Removing Stopwords and Performing Text Normalization using NLTK and spaCy in Python</text:a></text:p>
          </table:table-cell>
          <table:table-cell table:style-name="ce143" office:value-type="string" calcext:value-type="string">
            <text:p><text:a xlink:href="https://www.analyticsvidhya.com/blog/2017/04/natural-language-processing-made-easy-using-spacy-​in-python/" xlink:type="simple">1</text:a> <text:a xlink:href="https://www.analyticsvidhya.com/blog/2019/06/datahack-radio-ines-montani-matthew-honnibal-brains-behind-spacy/" xlink:type="simple">2</text:a> <text:a xlink:href="https://www.analyticsvidhya.com/blog/2019/03/learn-to-use-elmo-to-extract-features-from-text/" xlink:type="simple">3</text:a></text:p>
          </table:table-cell>
          <table:table-cell table:style-name="ce102" table:number-columns-repeated="1019"/>
        </table:table-row>
        <table:table-row table:style-name="ro2">
          <table:covered-table-cell table:style-name="ce26"/>
          <table:table-cell table:style-name="ce92"/>
          <table:table-cell table:style-name="ce102" office:value-type="string" calcext:value-type="string">
            <text:p><text:s/>Dialogue Lines of The Simpsons</text:p>
          </table:table-cell>
          <table:table-cell/>
          <table:table-cell office:value-type="string" calcext:value-type="string">
            <text:p><text:a xlink:href="https://www.kaggle.com/pierremegret/gensim-word2vec-tutorial" xlink:type="simple">Kaggle</text:a></text:p>
          </table:table-cell>
          <table:table-cell table:style-name="ce116" office:value-type="string" calcext:value-type="string" table:number-columns-spanned="1" table:number-rows-spanned="2">
            <text:p>Lot More ON Kaggle<text:a xlink:href="https://www.kaggle.com/kernels?sortBy=voteCount&amp;group=everyone&amp;pageSize=20&amp;tagIds=16008" xlink:type="simple">Lot More ON Kaggle</text:a></text:p>
          </table:table-cell>
          <table:table-cell table:style-name="ce102" table:number-columns-repeated="1018"/>
        </table:table-row>
        <table:table-row table:style-name="ro2">
          <table:covered-table-cell table:style-name="ce26"/>
          <table:table-cell table:style-name="ce92"/>
          <table:table-cell table:style-name="ce102"/>
          <table:table-cell office:value-type="string" calcext:value-type="string">
            <text:p>Hitchhiker's Guide to NLP with spaCy</text:p>
          </table:table-cell>
          <table:table-cell office:value-type="string" calcext:value-type="string">
            <text:p><text:a xlink:href="https://www.kaggle.com/nirant/hitchhiker-s-guide-to-nlp-in-spacy" xlink:type="simple">KAggle</text:a></text:p>
          </table:table-cell>
          <table:covered-table-cell table:style-name="ce102"/>
          <table:table-cell table:style-name="ce102" table:number-columns-repeated="1018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5">
            <text:p>Time Series</text:p>
          </table:table-cell>
          <table:table-cell table:style-name="ce93" office:value-type="string" calcext:value-type="string">
            <text:p>Google Stock and Weather</text:p>
          </table:table-cell>
          <table:table-cell table:style-name="ce40" office:value-type="string" calcext:value-type="string">
            <text:p>multiple data sources</text:p>
          </table:table-cell>
          <table:table-cell table:style-name="ce102" office:value-type="string" calcext:value-type="string">
            <text:p><text:span text:style-name="T3"> </text:span><text:span text:style-name="T3"><text:a xlink:href="https://www.kaggle.com/thebrownviking20/everything-you-can-do-with-a-time-series" xlink:type="simple">everything-you-can-do-with-a-time-series</text:a></text:span></text:p>
          </table:table-cell>
          <table:table-cell table:style-name="ce102" office:value-type="string" calcext:value-type="string">
            <text:p><text:a xlink:href="https://www.kaggle.com/thebrownviking20/everything-you-can-do-with-a-time-series" xlink:type="simple">Kaggle</text:a>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table:style-name="ce116" office:value-type="string" calcext:value-type="string">
            <text:p>S&amp;P 500 stock data</text:p>
          </table:table-cell>
          <table:table-cell table:style-name="ce102" office:value-type="string" calcext:value-type="string">
            <text:p><text:span text:style-name="T3"><text:a xlink:href="https://www.kaggle.com/janiobachmann/s-p-500-time-series-forecasting-with-prophet" xlink:type="simple">s-p-500-time-series-forecasting-with-prophet</text:a></text:span></text:p>
          </table:table-cell>
          <table:table-cell table:style-name="ce102" office:value-type="string" calcext:value-type="string">
            <text:p><text:a xlink:href="https://www.kaggle.com/janiobachmann/s-p-500-time-series-forecasting-with-prophet" xlink:type="simple">Kaggle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116" office:value-type="string" calcext:value-type="string">
            <text:p><text:a xlink:href="https://datahack.analyticsvidhya.com/contest/practice-problem-time-series-2/" xlink:type="simple">Time Series Analysis Dataset</text:a></text:p>
          </table:table-cell>
          <table:table-cell table:style-name="ce102" office:value-type="string" calcext:value-type="string">
            <text:p>Predict the traffic on a new mode of transport.</text:p>
          </table:table-cell>
          <table:table-cell table:style-name="ce102" office:value-type="string" calcext:value-type="string">
            <text:p><text:a xlink:href="https://www.analyticsvidhya.com/blog/2016/06/winners-mini-datahack-time-series-approach-codes-solutions/" xlink:type="simple">Time Series Analysis Solutions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117" office:value-type="string" calcext:value-type="string">
            <text:p>Course</text:p>
          </table:table-cell>
          <table:table-cell table:style-name="ce106" office:value-type="string" calcext:value-type="string">
            <text:p>Creating Time Series Forecast using Python</text:p>
          </table:table-cell>
          <table:table-cell table:style-name="ce106" office:value-type="string" calcext:value-type="string">
            <text:p><text:a xlink:href="https://courses.analyticsvidhya.com/courses/creating-time-series-forecast-using-python" xlink:type="simple">AV</text:a></text:p>
          </table:table-cell>
          <table:table-cell office:value-type="string" calcext:value-type="string">
            <text:p><text:a xlink:href="https://www.analyticsvidhya.com/blog/2016/02/time-series-forecasting-codes-python/" xlink:type="simple">https://www.analyticsvidhya.com/blog/2016/02/time-series-forecasting-codes-python/</text:a></text:p>
          </table:table-cell>
          <table:table-cell table:number-columns-repeated="1018"/>
        </table:table-row>
        <table:table-row table:style-name="ro4">
          <table:covered-table-cell/>
          <table:table-cell/>
          <table:table-cell table:style-name="ce118" office:value-type="string" calcext:value-type="string">
            <text:p><text:span text:style-name="T3"><text:a xlink:href="https://datahack.analyticsvidhya.com/contest/genpact-machine-learning-hackathon-1/" xlink:type="simple">Food Demand Forecasting Challenge</text:a></text:span></text:p>
          </table:table-cell>
          <table:table-cell table:style-name="ce134" office:value-type="string" calcext:value-type="string">
            <text:p><text:s/>Help a food delivery business in forecasting the food demand for the upcoming weeks so that we can plan the stock of raw materials. </text:p>
          </table:table-cell>
          <table:table-cell table:style-name="ce144" office:value-type="string" calcext:value-type="string">
            <text:p>AV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16" office:value-type="string" calcext:value-type="string">
            <text:p>Air Quality Task</text:p>
          </table:table-cell>
          <table:table-cell table:style-name="ce135" office:value-type="string" calcext:value-type="string">
            <text:p><text:span text:style-name="T4"/></text:p>
            <text:p><text:span text:style-name="T5">Predict </text:span><text:span text:style-name="T6">Relative Humidity </text:span><text:span text:style-name="T7">of a given point of time based on the all other attributes affecting the change in RH </text:span></text:p>
          </table:table-cell>
          <table:table-cell table:style-name="ce102" office:value-type="string" calcext:value-type="string">
            <text:p><text:a xlink:href="https://github.com/Gurubux/Internships/tree/master/TechMahindra/Recruitment%20task" xlink:type="simple">Task</text:a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0" office:value-type="string" calcext:value-type="string" table:number-columns-spanned="1" table:number-rows-spanned="2">
            <text:p>Image Classification</text:p>
          </table:table-cell>
          <table:table-cell table:style-name="ce46"/>
          <table:table-cell office:value-type="string" calcext:value-type="string">
            <text:p><text:a xlink:href="http://image-net.org/download-imageurls" xlink:type="simple">ImageNet</text:a></text:p>
          </table:table-cell>
          <table:table-cell table:style-name="ce34"/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covered-table-cell/>
          <table:table-cell table:style-name="ce46"/>
          <table:table-cell table:style-name="ce106" office:value-type="string" calcext:value-type="string">
            <text:p><text:a xlink:href="https://datahack.analyticsvidhya.com/contest/practice-problem-identify-the-digits/" xlink:type="simple">MNIST</text:a></text:p>
          </table:table-cell>
          <table:table-cell table:style-name="ce126" office:value-type="string" calcext:value-type="string">
            <text:p>Identify digits from an image.</text:p>
          </table:table-cell>
          <table:table-cell table:style-name="ce106" office:value-type="string" calcext:value-type="string">
            <text:p><text:a xlink:href="https://datahack.analyticsvidhya.com/contest/practice-problem-identify-the-digits/" xlink:type="simple">MNIST</text:a> , <text:a xlink:href="https://www.kaggle.com/yassineghouzam/introduction-to-cnn-keras-0-997-top-6" xlink:type="simple">Kaggle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 table:number-columns-repeated="2"/>
          <table:table-cell table:style-name="ce106" office:value-type="string" calcext:value-type="string">
            <text:p><text:a xlink:href="https://github.com/zalandoresearch/fashion-mnist" xlink:type="simple">Fashion MNIST</text:a></text:p>
          </table:table-cell>
          <table:table-cell table:style-name="ce106" office:value-type="string" calcext:value-type="string">
            <text:p>Identify the apparels</text:p>
          </table:table-cell>
          <table:table-cell table:style-name="ce106" office:value-type="string" calcext:value-type="string">
            <text:p><text:a xlink:href="https://datahack.analyticsvidhya.com/contest/practice-problem-identify-the-apparels/" xlink:type="simple">AV</text:a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0" office:value-type="string" calcext:value-type="string" table:number-columns-spanned="1" table:number-rows-spanned="3">
            <text:p>Audio Recognition</text:p>
          </table:table-cell>
          <table:table-cell table:number-columns-repeated="1023"/>
        </table:table-row>
        <table:table-row table:style-name="ro2">
          <table:covered-table-cell/>
          <table:table-cell/>
          <table:table-cell office:value-type="string" calcext:value-type="string">
            <text:p><text:a xlink:href="http://www.robots.ox.ac.uk/~vgg/data/voxceleb/" xlink:type="simple">Vox Celebrity Dataset</text:a></text:p>
          </table:table-cell>
          <table:table-cell office:value-type="string" calcext:value-type="string">
            <text:p>Figure out which celebrity the voice belongs to.</text:p>
          </table:table-cell>
          <table:table-cell office:value-type="string" calcext:value-type="string">
            <text:p><text:a xlink:href="https://www.robots.ox.ac.uk/~vgg/publications/2017/Nagrani17/nagrani17.pdf" xlink:type="simple">Code Paper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0" office:value-type="string" calcext:value-type="string" table:number-columns-spanned="1" table:number-rows-spanned="8">
            <text:p>Image Recognition</text:p>
          </table:table-cell>
          <table:table-cell table:number-columns-repeated="1023"/>
        </table:table-row>
        <table:table-row table:style-name="ro2">
          <table:covered-table-cell table:style-name="ce18"/>
          <table:table-cell/>
          <table:table-cell table:style-name="ce106" office:value-type="string" calcext:value-type="string">
            <text:p><text:a xlink:href="http://image-net.org/download-imageurls" xlink:type="simple">Age Detection of Indian Actors Dataset</text:a></text:p>
          </table:table-cell>
          <table:table-cell table:style-name="ce106" office:value-type="string" calcext:value-type="string">
            <text:p>Predict the age of the actors.</text:p>
          </table:table-cell>
          <table:table-cell table:style-name="ce106" office:value-type="string" calcext:value-type="string">
            <text:p><text:a xlink:href="https://www.analyticsvidhya.com/blog/2017/06/hands-on-with-deep-learning-solution-for-age-detection-practice-problem/" xlink:type="simple">Code AV</text:a></text:p>
          </table:table-cell>
          <table:table-cell table:number-columns-repeated="1019"/>
        </table:table-row>
        <table:table-row table:style-name="ro2">
          <table:covered-table-cell table:style-name="ce18"/>
          <table:table-cell/>
          <table:table-cell office:value-type="string" calcext:value-type="string">
            <text:p><text:a xlink:href="https://visualqa.org/" xlink:type="simple">VisualQA Dataset</text:a></text:p>
          </table:table-cell>
          <table:table-cell office:value-type="string" calcext:value-type="string">
            <text:p>Use deep learning technique to answer open-ended questions about images.</text:p>
          </table:table-cell>
          <table:table-cell office:value-type="string" calcext:value-type="string">
            <text:p><text:a xlink:href="https://arxiv.org/abs/1708.02711" xlink:type="simple">Example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 table:style-name="ce31"/>
          <table:table-cell table:style-name="ce94" office:value-type="string" calcext:value-type="string">
            <text:p>Object Detection</text:p>
          </table:table-cell>
          <table:table-cell table:style-name="ce119" office:value-type="string" calcext:value-type="string">
            <text:p><text:a xlink:href="https://datahack.analyticsvidhya.com/contest/vista-codefest-computer-vision-1/" xlink:type="simple"> Face Counting Challenge</text:a></text:p>
          </table:table-cell>
          <table:table-cell table:style-name="ce119" office:value-type="string" calcext:value-type="string">
            <text:p>Count the number of faces in the image. </text:p>
          </table:table-cell>
          <table:table-cell table:style-name="ce106" office:value-type="string" calcext:value-type="string">
            <text:p><text:a xlink:href="https://datahack.analyticsvidhya.com/contest/vista-codefest-computer-vision-1/?utm_source=blog&amp;utm_medium=internshiparticle" xlink:type="simple">Code AV</text:a></text:p>
          </table:table-cell>
          <table:table-cell table:number-columns-repeated="1019"/>
        </table:table-row>
        <table:table-row table:style-name="ro2">
          <table:covered-table-cell table:style-name="ce31"/>
          <table:table-cell table:style-name="ce27"/>
          <table:table-cell table:style-name="ce31" office:value-type="string" calcext:value-type="string">
            <text:p><text:a xlink:href="https://datahack.analyticsvidhya.com/contest/practice-problem-intel-scene-classification-challe/" xlink:type="simple">Intel Scene Classification Challenge</text:a></text:p>
          </table:table-cell>
          <table:table-cell table:style-name="ce136" office:value-type="string" calcext:value-type="string" table:number-columns-spanned="1" table:number-rows-spanned="2">
            <text:p>OpenVINO™ toolkit(Open Visual Inference &amp; Neural Network Optimisation) <text:a xlink:href="https://software.intel.com/en-us/openvino-toolkit/documentation/get-started" xlink:type="simple">Link</text:a></text:p>
          </table:table-cell>
          <table:table-cell office:value-type="string" calcext:value-type="string">
            <text:p><text:a xlink:href="https://towardsdatascience.com/1st-place-solution-for-intel-scene-classification-challenge-c95cf941f8ed" xlink:type="simple">Code AV</text:a> <text:a xlink:href="https://www.kaggle.com/spsayakpaul/intel-scene-classification-challenge" xlink:type="simple">Kaggle</text:a></text:p>
          </table:table-cell>
          <table:table-cell table:number-columns-repeated="1019"/>
        </table:table-row>
        <table:table-row table:style-name="ro2">
          <table:covered-table-cell table:style-name="ce31"/>
          <table:table-cell table:style-name="ce27"/>
          <table:table-cell table:style-name="ce31"/>
          <table:covered-table-cell table:style-name="ce31"/>
          <table:table-cell table:number-columns-repeated="1020"/>
        </table:table-row>
        <table:table-row table:style-name="ro2">
          <table:table-cell table:style-name="ce31"/>
          <table:table-cell table:style-name="ce27"/>
          <table:table-cell table:style-name="ce31" office:value-type="string" calcext:value-type="string">
            <text:p>ResNet VGG</text:p>
          </table:table-cell>
          <table:table-cell table:style-name="ce31" office:value-type="string" calcext:value-type="string">
            <text:p>Car Damage detection</text:p>
          </table:table-cell>
          <table:table-cell office:value-type="string" calcext:value-type="string">
            <text:p><text:a xlink:href="https://github.com/Gurubux/Internships/tree/master/Cvision.ai" xlink:type="simple">MyWork</text:a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5">
          <table:table-cell table:style-name="ce10" office:value-type="string" calcext:value-type="string" table:number-columns-spanned="1" table:number-rows-spanned="2">
            <text:p>Video Classification</text:p>
          </table:table-cell>
          <table:table-cell table:style-name="ce95" office:value-type="string" calcext:value-type="string">
            <text:p>Action Recognition</text:p>
          </table:table-cell>
          <table:table-cell table:style-name="ce119"/>
          <table:table-cell table:style-name="ce137" office:value-type="string" calcext:value-type="string">
            <text:p>Steps to Classify video clips based on the action performed in the Clip</text:p>
          </table:table-cell>
          <table:table-cell table:style-name="ce126" office:value-type="string" calcext:value-type="string">
            <text:p><text:a xlink:href="https://github.com/Gurubux/Internships/blob/master/Quantiphi/Gurubux_Quantiphi_ProblemSet1_Sol.pdf" xlink:type="simple">MyWork</text:a></text:p>
          </table:table-cell>
          <table:table-cell table:number-columns-repeated="1019"/>
        </table:table-row>
        <table:table-row table:style-name="ro2">
          <table:covered-table-cell table:style-name="ce32"/>
          <table:table-cell table:style-name="Default"/>
          <table:table-cell table:number-columns-repeated="1022"/>
        </table:table-row>
        <table:table-row table:style-name="ro1">
          <table:table-cell table:style-name="ce9" table:number-columns-repeated="4"/>
          <table:table-cell table:style-name="ce145" table:number-columns-repeated="1020"/>
        </table:table-row>
        <table:table-row table:style-name="ro2">
          <table:table-cell table:style-name="ce31" office:value-type="string" calcext:value-type="string">
            <text:p>AV all CONTESTS</text:p>
          </table:table-cell>
          <table:table-cell table:style-name="ce31" office:value-type="string" calcext:value-type="string">
            <text:p><text:a xlink:href="https://datahack.analyticsvidhya.com/contest/all/practice" xlink:type="simple">https://datahack.analyticsvidhya.com/contest/all/practice</text:a></text:p>
          </table:table-cell>
          <table:table-cell table:style-name="ce31" table:number-columns-repeated="2"/>
          <table:table-cell table:number-columns-repeated="1020"/>
        </table:table-row>
        <table:table-row table:style-name="ro2" table:number-rows-repeated="2">
          <table:table-cell table:style-name="ce31" table:number-columns-repeated="4"/>
          <table:table-cell table:number-columns-repeated="1020"/>
        </table:table-row>
        <table:table-row table:style-name="ro2">
          <table:table-cell table:style-name="ce9" table:number-columns-repeated="1024"/>
        </table:table-row>
        <table:table-row table:style-name="ro1">
          <table:table-cell table:style-name="ce35" office:value-type="string" calcext:value-type="string">
            <text:p><text:a xlink:href="https://www.analyticsvidhya.com/learning-paths-data-science-business-analytics-business-intelligence-big-data/tableau-learning-path/" xlink:type="simple">Tableau</text:a></text:p>
          </table:table-cell>
          <table:table-cell table:style-name="ce96"/>
          <table:table-cell table:style-name="ce36" table:number-columns-repeated="1022"/>
        </table:table-row>
        <table:table-row table:style-name="ro1">
          <table:table-cell table:style-name="ce4"/>
          <table:table-cell table:style-name="ce97"/>
          <table:table-cell table:style-name="ce4"/>
          <table:table-cell table:number-columns-repeated="1021"/>
        </table:table-row>
        <table:table-row table:style-name="ro9">
          <table:table-cell table:style-name="ce36" office:value-type="string" calcext:value-type="string">
            <text:p><text:a xlink:href="https://www.analyticsvidhya.com/learning-paths-data-science-business-analytics-business-intelligence-big-data/qlikview-learning-path/" xlink:type="simple">QlikView</text:a></text:p>
          </table:table-cell>
          <table:table-cell table:style-name="ce98"/>
          <table:table-cell table:style-name="ce120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 calcext:value-type="string">
            <text:p><text:a xlink:href="https://www.analyticsvidhya.com/learning-paths-data-science-business-analytics-business-intelligence-big-data/weka-gui-learn-machine-learning/" xlink:type="simple">Weka – GUI way to learn Machine Learning</text:a></text:p>
          </table:table-cell>
          <table:table-cell table:style-name="ce96"/>
          <table:table-cell table:style-name="ce36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6" office:value-type="string" calcext:value-type="string">
            <text:p>PyTorch</text:p>
          </table:table-cell>
          <table:table-cell table:style-name="ce96"/>
          <table:table-cell table:style-name="ce36"/>
          <table:table-cell table:style-name="ce120" table:number-columns-repeated="1021"/>
        </table:table-row>
        <table:table-row table:style-name="ro1">
          <table:table-cell table:style-name="ce4"/>
          <table:table-cell table:style-name="ce99" office:value-type="string" calcext:value-type="string">
            <text:p><text:a xlink:href="https://classroom.udacity.com/courses/ud188" xlink:type="simple">Udacity</text:a>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/>
          <table:table-cell table:style-name="ce99" office:value-type="string" calcext:value-type="string">
            <text:p><text:a xlink:href="https://www.youtube.com/watch?v=CNuI8OWsppg" xlink:type="simple">FreeCodeCamp – ChatBot</text:a></text:p>
          </table:table-cell>
          <table:table-cell table:style-name="ce4"/>
          <table:table-cell table:number-columns-repeated="1021"/>
        </table:table-row>
        <table:table-row table:style-name="ro1" table:number-rows-repeated="9">
          <table:table-cell table:style-name="ce4"/>
          <table:table-cell table:style-name="ce97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9" table:default-cell-style-name="ce82"/>
        <table:table-column table:style-name="co10" table:default-cell-style-name="ce82"/>
        <table:table-column table:style-name="co8" table:number-columns-repeated="4" table:default-cell-style-name="ce82"/>
        <table:table-column table:style-name="co8" table:number-columns-repeated="1018" table:default-cell-style-name="Default"/>
        <table:table-row table:style-name="ro1">
          <table:table-cell table:style-name="ce148" office:value-type="string" calcext:value-type="string">
            <text:p>AUGUST</text:p>
          </table:table-cell>
          <table:table-cell table:style-name="ce154" office:value-type="string" calcext:value-type="string">
            <text:p><text:span text:style-name="T1"><text:a xlink:href="https://www.analyticsvidhya.com/blog/2019/09/7-data-science-projects-github-showcase-your-skills/" xlink:type="simple">https://www.analyticsvidhya.com/blog/2019/09/7-data-science-projects-github-showcase-your-skills/</text:a></text:span><text:span text:style-name="T1"> </text:span></text:p>
          </table:table-cell>
          <table:table-cell table:style-name="ce160"/>
          <table:table-cell table:style-name="ce149"/>
          <table:table-cell table:style-name="ce161" table:number-columns-repeated="2"/>
          <table:table-cell table:style-name="ce149" table:number-columns-repeated="1018"/>
        </table:table-row>
        <table:table-row table:style-name="ro1">
          <table:table-cell table:style-name="ce4" office:value-type="string" calcext:value-type="string">
            <text:p>Machine Learning</text:p>
          </table:table-cell>
          <table:table-cell table:style-name="ce56"/>
          <table:table-cell table:style-name="Default" table:number-columns-repeated="4"/>
          <table:table-cell table:style-name="ce15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yForest</text:p>
          </table:table-cell>
          <table:table-cell table:style-name="ce53" office:value-type="string" calcext:value-type="string">
            <text:p><text:a xlink:href="https://github.com/8080labs/pyforest" xlink:type="simple">https://github.com/8080labs/pyforest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Hunga-Bunga</text:p>
          </table:table-cell>
          <table:table-cell table:style-name="ce53" office:value-type="string" calcext:value-type="string">
            <text:p><text:a xlink:href="https://github.com/ypeleg/HungaBunga" xlink:type="simple">https://github.com/ypeleg/HungaBunga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 office:value-type="string" calcext:value-type="string">
            <text:p>Deep Learning</text:p>
          </table:table-cell>
          <table:table-cell table:style-name="ce56" office:value-type="string" calcext:value-type="string">
            <text:p>BSSuite</text:p>
          </table:table-cell>
          <table:table-cell table:style-name="Default" office:value-type="string" calcext:value-type="string">
            <text:p><text:a xlink:href="https://github.com/deepmind/bsuite" xlink:type="simple">https://github.com/deepmind/bsuite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DistilBERT </text:p>
          </table:table-cell>
          <table:table-cell table:style-name="Default" office:value-type="string" calcext:value-type="string">
            <text:p><text:a xlink:href="https://github.com/huggingface/pytorch-transformers/tree/master/examples/distillation" xlink:type="simple">https://github.com/huggingface/pytorch-transformers/tree/master/examples/distillation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ShuffleNet-Series</text:p>
          </table:table-cell>
          <table:table-cell table:style-name="Default" office:value-type="string" calcext:value-type="string">
            <text:p><text:a xlink:href="https://github.com/megvii-model/ShuffleNet-Series" xlink:type="simple">https://github.com/megvii-model/ShuffleNet-Series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RAdam </text:p>
          </table:table-cell>
          <table:table-cell table:style-name="Default" office:value-type="string" calcext:value-type="string">
            <text:p><text:a xlink:href="https://github.com/LiyuanLucasLiu/RAdam" xlink:type="simple">https://github.com/LiyuanLucasLiu/RAdam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 office:value-type="string" calcext:value-type="string">
            <text:p>Programming </text:p>
          </table:table-cell>
          <table:table-cell table:style-name="ce4" office:value-type="string" calcext:value-type="string">
            <text:p>ggtext</text:p>
          </table:table-cell>
          <table:table-cell table:style-name="Default" office:value-type="string" calcext:value-type="string">
            <text:p><text:a xlink:href="https://github.com/clauswilke/ggtext" xlink:type="simple">https://github.com/clauswilke/ggtext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Default"/>
          <table:table-cell table:style-name="ce56"/>
          <table:table-cell table:style-name="Default" table:number-columns-repeated="4"/>
          <table:table-cell table:style-name="ce150" table:number-columns-repeated="1018"/>
        </table:table-row>
        <table:table-row table:style-name="ro3">
          <table:table-cell table:style-name="ce149" office:value-type="string" calcext:value-type="string">
            <text:p>JULY</text:p>
          </table:table-cell>
          <table:table-cell table:style-name="ce156" office:value-type="string" calcext:value-type="string">
            <text:p><text:span text:style-name="T12"><text:a xlink:href="https://www.analyticsvidhya.com/blog/2019/08/7-innovative-machine-learning-github-projects-in-python/" xlink:type="simple">https://www.analyticsvidhya.com/blog/2019/08/7-innovative-machine-learning-github-projects-in-python/</text:a></text:span></text:p>
          </table:table-cell>
          <table:table-cell table:style-name="ce161" table:number-columns-repeated="4"/>
          <table:table-cell table:style-name="ce149" table:number-columns-repeated="1018"/>
        </table:table-row>
        <table:table-row table:style-name="ro3">
          <table:table-cell table:style-name="ce4" office:value-type="string" calcext:value-type="string">
            <text:p>NLP</text:p>
          </table:table-cell>
          <table:table-cell table:style-name="ce58" office:value-type="string" calcext:value-type="string">
            <text:p>PyTorch-Transformers</text:p>
          </table:table-cell>
          <table:table-cell table:style-name="ce56" office:value-type="string" calcext:value-type="string">
            <text:p><text:a xlink:href="https://github.com/huggingface/pytorch-transformers" xlink:type="simple">https://github.com/huggingface/pytorch-transformers</text:a></text:p>
          </table:table-cell>
          <table:table-cell table:style-name="ce4"/>
          <table:table-cell table:style-name="Default" table:number-columns-repeated="2"/>
          <table:table-cell table:style-name="ce150" table:number-columns-repeated="1018"/>
        </table:table-row>
        <table:table-row table:style-name="ro3">
          <table:table-cell table:style-name="Default"/>
          <table:table-cell table:style-name="ce58" office:value-type="string" calcext:value-type="string">
            <text:p>NeuralClassifier</text:p>
          </table:table-cell>
          <table:table-cell table:style-name="ce4" office:value-type="string" calcext:value-type="string">
            <text:p><text:a xlink:href="https://github.com/Tencent/NeuralNLP-NeuralClassifier" xlink:type="simple">https://github.com/Tencent/NeuralNLP-NeuralClassifier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Default"/>
          <table:table-cell table:style-name="ce58"/>
          <table:table-cell table:style-name="ce4"/>
          <table:table-cell table:style-name="Default" table:number-columns-repeated="3"/>
          <table:table-cell table:style-name="ce150" table:number-columns-repeated="1018"/>
        </table:table-row>
        <table:table-row table:style-name="ro3">
          <table:table-cell table:style-name="ce4" office:value-type="string" calcext:value-type="string">
            <text:p>Big Data</text:p>
          </table:table-cell>
          <table:table-cell table:style-name="ce58" office:value-type="string" calcext:value-type="string">
            <text:p>Tdengine</text:p>
          </table:table-cell>
          <table:table-cell table:style-name="ce4" office:value-type="string" calcext:value-type="string">
            <text:p><text:a xlink:href="https://github.com/taosdata/TDengine" xlink:type="simple">https://github.com/taosdata/TDengine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3">
          <table:table-cell table:style-name="ce4" office:value-type="string" calcext:value-type="string">
            <text:p>Computer Vision</text:p>
          </table:table-cell>
          <table:table-cell table:style-name="ce58" office:value-type="string" calcext:value-type="string">
            <text:p>Video-object-removal</text:p>
          </table:table-cell>
          <table:table-cell table:style-name="ce4" office:value-type="string" calcext:value-type="string">
            <text:p><text:a xlink:href="https://github.com/zllrunning/video-object-removal" xlink:type="simple">https://github.com/zllrunning/video-object-removal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/>
          <table:table-cell table:style-name="ce58"/>
          <table:table-cell table:style-name="ce4"/>
          <table:table-cell table:style-name="Default" table:number-columns-repeated="3"/>
          <table:table-cell table:style-name="ce150" table:number-columns-repeated="1018"/>
        </table:table-row>
        <table:table-row table:style-name="ro3">
          <table:table-cell table:style-name="ce4" office:value-type="string" calcext:value-type="string">
            <text:p>Programming</text:p>
          </table:table-cell>
          <table:table-cell table:style-name="ce58" office:value-type="string" calcext:value-type="string">
            <text:p>Python Autocomplete</text:p>
          </table:table-cell>
          <table:table-cell table:style-name="ce4" office:value-type="string" calcext:value-type="string">
            <text:p><text:a xlink:href="https://github.com/vpj/python_autocomplete" xlink:type="simple">https://github.com/vpj/python_autocomplete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3">
          <table:table-cell table:style-name="ce4"/>
          <table:table-cell table:style-name="ce58" office:value-type="string" calcext:value-type="string">
            <text:p>TfPyTh</text:p>
          </table:table-cell>
          <table:table-cell table:style-name="ce4" office:value-type="string" calcext:value-type="string">
            <text:p><text:a xlink:href="https://github.com/BlackHC/tfpyth" xlink:type="simple">https://github.com/BlackHC/tfpyth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>
          <table:table-cell table:style-name="ce4"/>
          <table:table-cell table:style-name="ce58"/>
          <table:table-cell table:style-name="ce4"/>
          <table:table-cell table:style-name="Default" table:number-columns-repeated="3"/>
          <table:table-cell table:style-name="ce150" table:number-columns-repeated="1018"/>
        </table:table-row>
        <table:table-row table:style-name="ro3">
          <table:table-cell table:style-name="ce4"/>
          <table:table-cell table:style-name="ce58" office:value-type="string" calcext:value-type="string">
            <text:p>MedicalNet</text:p>
          </table:table-cell>
          <table:table-cell table:style-name="ce4" office:value-type="string" calcext:value-type="string">
            <text:p><text:a xlink:href="https://github.com/Tencent/MedicalNet" xlink:type="simple">https://github.com/Tencent/MedicalNet</text:a></text:p>
          </table:table-cell>
          <table:table-cell table:style-name="Default" table:number-columns-repeated="3"/>
          <table:table-cell table:style-name="ce150" table:number-columns-repeated="1018"/>
        </table:table-row>
        <table:table-row table:style-name="ro1" table:number-rows-repeated="2">
          <table:table-cell table:style-name="ce150" table:number-columns-repeated="1024"/>
        </table:table-row>
        <table:table-row table:style-name="ro3">
          <table:table-cell table:style-name="ce14" office:value-type="string" calcext:value-type="string">
            <text:p>JUNE</text:p>
          </table:table-cell>
          <table:table-cell table:style-name="ce14" office:value-type="string" calcext:value-type="string">
            <text:p><text:a xlink:href="https://www.analyticsvidhya.com/blog/2019/07/6-powerful-open-source-machine-learning-github-repositories-data-scientists/?utm_source=blog&amp;utm_medium=7-innovative-machine-learning-github-projects-in-python" xlink:type="simple">https://www.analyticsvidhya.com/blog/2019/07/6-powerful-open-source-machine-learning-github-repositories-data-scientists/?utm_source=blog&amp;utm_medium=7-innovative-machine-learning-github-projects-in-python</text:a></text:p>
          </table:table-cell>
          <table:table-cell table:style-name="ce14" table:number-columns-repeated="1022"/>
        </table:table-row>
        <table:table-row table:style-name="ro1">
          <table:table-cell/>
          <table:table-cell table:style-name="ce84" office:value-type="string" calcext:value-type="string">
            <text:p>XLNet  </text:p>
          </table:table-cell>
          <table:table-cell office:value-type="string" calcext:value-type="string">
            <text:p><text:a xlink:href="https://github.com/zihangdai/xlnet" xlink:type="simple">https://github.com/zihangdai/xl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LNet-Pytorch </text:p>
          </table:table-cell>
          <table:table-cell office:value-type="string" calcext:value-type="string">
            <text:p><text:a xlink:href="https://github.com/graykode/xlnet-Pytorch" xlink:type="simple">https://github.com/graykode/xlne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ogle Research Football</text:p>
          </table:table-cell>
          <table:table-cell office:value-type="string" calcext:value-type="string">
            <text:p><text:a xlink:href="https://github.com/google-research/football" xlink:type="simple">https://github.com/google-research/football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AFT-pytorch</text:p>
          </table:table-cell>
          <table:table-cell office:value-type="string" calcext:value-type="string">
            <text:p><text:a xlink:href="https://github.com/clovaai/CRAFT-pytorch" xlink:type="simple">https://github.com/clovaai/CRAF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MAction</text:p>
          </table:table-cell>
          <table:table-cell office:value-type="string" calcext:value-type="string">
            <text:p><text:a xlink:href="https://github.com/open-mmlab/mmaction" xlink:type="simple">https://github.com/open-mmlab/mmac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NS</text:p>
          </table:table-cell>
          <table:table-cell office:value-type="string" calcext:value-type="string">
            <text:p><text:a xlink:href="https://github.com/allegroai/trains" xlink:type="simple">https://github.com/allegroai/train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MAY</text:p>
          </table:table-cell>
          <table:table-cell table:style-name="ce83" office:value-type="string" calcext:value-type="string">
            <text:p><text:a xlink:href="https://www.analyticsvidhya.com/blog/2019/06/top-7-machine-learning-github-repositories-data-scientists/" xlink:type="simple">https://www.analyticsvidhya.com/blog/2019/06/top-7-machine-learning-github-repositories-data-scientists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InterpretML</text:p>
          </table:table-cell>
          <table:table-cell office:value-type="string" calcext:value-type="string">
            <text:p><text:a xlink:href="https://github.com/microsoft/interpret" xlink:type="simple">https://github.com/microsoft/interpr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2Robot</text:p>
          </table:table-cell>
          <table:table-cell office:value-type="string" calcext:value-type="string">
            <text:p><text:a xlink:href="https://github.com/google-research/tensor2robot" xlink:type="simple">https://github.com/google-research/tensor2robo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ive models in Tensorflow 2</text:p>
          </table:table-cell>
          <table:table-cell office:value-type="string" calcext:value-type="string">
            <text:p><text:a xlink:href="https://github.com/timsainb/tensorflow2-generative-models" xlink:type="simple">https://github.com/timsainb/tensorflow2-generative-model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UMPY</text:p>
          </table:table-cell>
          <table:table-cell office:value-type="string" calcext:value-type="string">
            <text:p><text:a xlink:href="https://github.com/TDAmeritrade/stumpy" xlink:type="simple">https://github.com/TDAmeritrade/stumpy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shCNN </text:p>
          </table:table-cell>
          <table:table-cell office:value-type="string" calcext:value-type="string">
            <text:p><text:a xlink:href="https://github.com/ranahanocka/MeshCNN" xlink:type="simple">https://github.com/ranahanocka/MeshCN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wesome Decision Tree Research Papers</text:p>
          </table:table-cell>
          <table:table-cell office:value-type="string" calcext:value-type="string">
            <text:p><text:a xlink:href="https://github.com/benedekrozemberczki/awesome-decision-tree-papers" xlink:type="simple">https://github.com/benedekrozemberczki/awesome-decision-tree-paper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Watch</text:p>
          </table:table-cell>
          <table:table-cell office:value-type="string" calcext:value-type="string">
            <text:p><text:a xlink:href="https://github.com/microsoft/tensorwatch" xlink:type="simple">https://github.com/microsoft/tensorwatch</text:a></text:p>
          </table:table-cell>
          <table:table-cell table:number-columns-repeated="1021"/>
        </table:table-row>
        <table:table-row table:style-name="ro1">
          <table:table-cell table:style-name="ce83" office:value-type="string" calcext:value-type="string">
            <text:p>APRIL</text:p>
          </table:table-cell>
          <table:table-cell table:style-name="ce83" office:value-type="string" calcext:value-type="string">
            <text:p><text:a xlink:href="https://www.analyticsvidhya.com/blog/2019/05/5-data-science-github-reddit-april/" xlink:type="simple">https://www.analyticsvidhya.com/blog/2019/05/5-data-science-github-reddit-april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Sparse Attention</text:p>
          </table:table-cell>
          <table:table-cell office:value-type="string" calcext:value-type="string">
            <text:p><text:a xlink:href="https://github.com/openai/sparse_attention" xlink:type="simple">https://github.com/openai/sparse_atten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t-2-simple</text:p>
          </table:table-cell>
          <table:table-cell office:value-type="string" calcext:value-type="string">
            <text:p><text:a xlink:href="https://github.com/minimaxir/gpt-2-simple" xlink:type="simple">https://github.com/minimaxir/gpt-2-simpl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uronBlocks </text:p>
          </table:table-cell>
          <table:table-cell office:value-type="string" calcext:value-type="string">
            <text:p><text:a xlink:href="https://github.com/Microsoft/NeuronBlocks" xlink:type="simple">https://github.com/Microsoft/NeuronBlock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terNet</text:p>
          </table:table-cell>
          <table:table-cell office:value-type="string" calcext:value-type="string">
            <text:p><text:a xlink:href="https://github.com/xingyizhou/CenterNet" xlink:type="simple">https://github.com/xingyizhou/Center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ntoML </text:p>
          </table:table-cell>
          <table:table-cell office:value-type="string" calcext:value-type="string">
            <text:p><text:a xlink:href="https://github.com/bentoml/BentoML" xlink:type="simple">https://github.com/bentoml/BentoML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MARCH</text:p>
          </table:table-cell>
          <table:table-cell table:style-name="ce83" office:value-type="string" calcext:value-type="string">
            <text:p><text:a xlink:href="https://www.analyticsvidhya.com/blog/2019/04/top-5-machine-learning-github-reddit/" xlink:type="simple">https://www.analyticsvidhya.com/blog/2019/04/top-5-machine-learning-github-reddit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PyTorch pretrained BigGAN</text:p>
          </table:table-cell>
          <table:table-cell office:value-type="string" calcext:value-type="string">
            <text:p><text:a xlink:href="https://github.com/huggingface/pytorch-pretrained-BigGAN" xlink:type="simple">https://github.com/huggingface/pytorch-pretrained-Big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mantic Image Synthesis with SPADE</text:p>
          </table:table-cell>
          <table:table-cell office:value-type="string" calcext:value-type="string">
            <text:p><text:a xlink:href="https://github.com/NVlabs/SPADE" xlink:type="simple">https://github.com/NVlabs/SPAD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amMask</text:p>
          </table:table-cell>
          <table:table-cell office:value-type="string" calcext:value-type="string">
            <text:p><text:a xlink:href="https://github.com/foolwood/SiamMask" xlink:type="simple">https://github.com/foolwood/SiamMask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Human Pose Detection</text:p>
          </table:table-cell>
          <table:table-cell office:value-type="string" calcext:value-type="string">
            <text:p><text:a xlink:href="https://github.com/mkocabas/EpipolarPose" xlink:type="simple">https://github.com/mkocabas/EpipolarPose</text:a></text:p>
          </table:table-cell>
          <table:table-cell table:number-columns-repeated="1021"/>
        </table:table-row>
        <table:table-row table:style-name="ro1">
          <table:table-cell/>
          <table:table-cell table:style-name="ce85" office:value-type="string" calcext:value-type="string">
            <text:p>DeepCamera</text:p>
          </table:table-cell>
          <table:table-cell office:value-type="string" calcext:value-type="string">
            <text:p><text:a xlink:href="https://github.com/SharpAI/DeepCamera/blob/master/README.md" xlink:type="simple">https://github.com/SharpAI/DeepCamera/blob/master/README.md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FEB</text:p>
          </table:table-cell>
          <table:table-cell table:style-name="ce83" office:value-type="string" calcext:value-type="string">
            <text:p><text:a xlink:href="https://www.analyticsvidhya.com/blog/2019/03/top-5-data-science-github-repositories-reddit-discussions-february-2019/" xlink:type="simple">https://www.analyticsvidhya.com/blog/2019/03/top-5-data-science-github-repositories-reddit-discussions-february-2019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StyleGAN </text:p>
          </table:table-cell>
          <table:table-cell office:value-type="string" calcext:value-type="string">
            <text:p><text:a xlink:href="https://github.com/NVlabs/stylegan" xlink:type="simple">https://github.com/NVlabs/styl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AI’s Ground-Breaking Language Model – GPT-2</text:p>
          </table:table-cell>
          <table:table-cell office:value-type="string" calcext:value-type="string">
            <text:p><text:a xlink:href="https://github.com/openai/gpt-2" xlink:type="simple">https://github.com/openai/gpt-2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-FEGAN : Face Editing Generative Adversarial Network with User’s Sketch and Color</text:p>
          </table:table-cell>
          <table:table-cell office:value-type="string" calcext:value-type="string">
            <text:p><text:a xlink:href="https://github.com/run-youngjoo/SC-FEGAN" xlink:type="simple">https://github.com/run-youngjoo/SC-F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zyNLP for Creating Massive Text Datasets</text:p>
          </table:table-cell>
          <table:table-cell office:value-type="string" calcext:value-type="string">
            <text:p><text:a xlink:href="https://github.com/chiphuyen/lazynlp" xlink:type="simple">https://github.com/chiphuyen/lazynlp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sync – Automating Subtitles Synchronization with the Video</text:p>
          </table:table-cell>
          <table:table-cell office:value-type="string" calcext:value-type="string">
            <text:p><text:a xlink:href="https://github/" xlink:type="simple">https://github</text:a>.com/smacke/subsyn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NUS: Flickr-Faces-HQ Dataset (FFHQ)</text:p>
          </table:table-cell>
          <table:table-cell office:value-type="string" calcext:value-type="string">
            <text:p><text:a xlink:href="https://github.com/NVlabs/ffhq-dataset" xlink:type="simple">https://github.com/NVlabs/ffhq-dataset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JAN</text:p>
          </table:table-cell>
          <table:table-cell table:style-name="ce83" office:value-type="string" calcext:value-type="string">
            <text:p><text:a xlink:href="https://www.analyticsvidhya.com/blog/2019/02/top-5-data-science-github-reddit-january-2019/" xlink:type="simple">https://www.analyticsvidhya.com/blog/2019/02/top-5-data-science-github-reddit-january-2019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Flair (State-of-the-Art NLP Library)</text:p>
          </table:table-cell>
          <table:table-cell office:value-type="string" calcext:value-type="string">
            <text:p><text:a xlink:href="https://github.com/zalandoresearch/flair" xlink:type="simple">https://github.com/zalandoresearch/flair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.evoLVe – High Performance Face Recognition Library</text:p>
          </table:table-cell>
          <table:table-cell office:value-type="string" calcext:value-type="string">
            <text:p><text:a xlink:href="https://github.com/ZhaoJ9014/face.evoLVe.PyTorch" xlink:type="simple">https://github.com/ZhaoJ9014/face.evoLVe.PyTorch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LOv3</text:p>
          </table:table-cell>
          <table:table-cell office:value-type="string" calcext:value-type="string">
            <text:p><text:a xlink:href="https://github.com/wizyoung/YOLOv3_TensorFlow" xlink:type="simple">https://github.com/wizyoung/YOLOv3_TensorFlow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Boxes: A CPU Real-Time Face Detector with High Accuracy</text:p>
          </table:table-cell>
          <table:table-cell office:value-type="string" calcext:value-type="string">
            <text:p><text:a xlink:href="https://github.com/zisianw/FaceBoxes.PyTorch" xlink:type="simple">https://github.com/zisianw/FaceBoxes.PyTorch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former-XL from Google AI</text:p>
          </table:table-cell>
          <table:table-cell office:value-type="string" calcext:value-type="string">
            <text:p><text:a xlink:href="https://github.com/kimiyoung/transformer-xl" xlink:type="simple">https://github.com/kimiyoung/transformer-xl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82"/>
          <table:table-cell table:number-columns-repeated="1017"/>
        </table:table-row>
        <table:table-row table:style-name="ro1">
          <table:table-cell table:number-columns-repeated="6"/>
          <table:table-cell table:style-name="ce82"/>
          <table:table-cell table:number-columns-repeated="1017"/>
        </table:table-row>
      </table:table>
      <table:table table:name="2018" table:style-name="ta1">
        <office:forms form:automatic-focus="false" form:apply-design-mode="false"/>
        <table:table-column table:style-name="co11" table:default-cell-style-name="ce149"/>
        <table:table-column table:style-name="co8" table:number-columns-repeated="1023" table:default-cell-style-name="ce149"/>
        <table:table-row table:style-name="ro3">
          <table:table-cell office:value-type="string" calcext:value-type="string">
            <text:p>The 25 Best Data Science and Machine Learning GitHub Repositories from 2018</text:p>
          </table:table-cell>
          <table:table-cell office:value-type="string" calcext:value-type="string">
            <text:p><text:a xlink:href="https://www.analyticsvidhya.com/blog/2018/12/best-data-science-machine-learning-projects-github/" xlink:type="simple">https://www.analyticsvidhya.com/blog/2018/12/best-data-science-machine-learning-projects-github/</text:a></text:p>
          </table:table-cell>
          <table:table-cell table:number-columns-repeated="1022"/>
        </table:table-row>
      </table:table>
      <table:table table:name="Sheet4" table:style-name="ta1">
        <office:forms form:automatic-focus="false" form:apply-design-mode="false"/>
        <table:table-column table:style-name="co12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<text:a xlink:href="https://github.com/academic/awesome-datascience" xlink:type="simple">https://github.com/academic/awesome-datascience</text:a></text:p>
          </table:table-cell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https://github.com/josephmisiti/awesome-machine-learning" xlink:type="simple">https://github.com/josephmisiti/awesome-machine-learning</text:a></text:p>
          </table:table-cell>
        </table:table-row>
        <table:table-row table:style-name="ro1">
          <table:table-cell office:value-type="string" calcext:value-type="string">
            <text:p>Blogs for Data Science and Machine Learning / Deep Learning </text:p>
          </table:table-cell>
          <table:table-cell office:value-type="string" calcext:value-type="string">
            <text:p><text:a xlink:href="https://www.analyticsvidhya.com/blog/" xlink:type="simple">https://www.analyticsvidhya.com/blo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-Bold" svg:font-family="LiberationSerif-Bold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0:46:20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9-14T21:03:40.821000000</dc:date>
    <meta:editing-duration>P5DT1H16M49S</meta:editing-duration>
    <meta:editing-cycles>50</meta:editing-cycles>
    <meta:document-statistic meta:table-count="4" meta:cell-count="450" meta:object-count="0"/>
  </office:meta>
</office:document-meta>
</file>